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c9b1" officeooo:paragraph-rsid="000bc9b1"/>
    </style:style>
    <style:style style:name="P2" style:family="paragraph" style:parent-style-name="Text_20_body">
      <style:text-properties officeooo:rsid="000cfedd" officeooo:paragraph-rsid="000cfedd"/>
    </style:style>
    <style:style style:name="P3" style:family="paragraph" style:parent-style-name="Text_20_body">
      <style:text-properties officeooo:rsid="000efc77" officeooo:paragraph-rsid="000efc77"/>
    </style:style>
    <style:style style:name="P4" style:family="paragraph" style:parent-style-name="Text_20_body">
      <style:text-properties officeooo:rsid="00110e09" officeooo:paragraph-rsid="00110e09"/>
    </style:style>
    <style:style style:name="P5" style:family="paragraph" style:parent-style-name="Standard">
      <style:text-properties officeooo:rsid="003eb23c" officeooo:paragraph-rsid="003eb23c"/>
    </style:style>
    <style:style style:name="P6" style:family="paragraph" style:parent-style-name="Standard">
      <style:text-properties officeooo:rsid="004328c5" officeooo:paragraph-rsid="004328c5"/>
    </style:style>
    <style:style style:name="P7" style:family="paragraph" style:parent-style-name="Text_20_body">
      <style:text-properties officeooo:rsid="00119c60" officeooo:paragraph-rsid="00119c60"/>
    </style:style>
    <style:style style:name="P8" style:family="paragraph" style:parent-style-name="Text_20_body">
      <style:paragraph-properties fo:text-align="start" style:justify-single-word="false"/>
      <style:text-properties officeooo:rsid="0013ae5e" officeooo:paragraph-rsid="0013ae5e"/>
    </style:style>
    <style:style style:name="P9" style:family="paragraph" style:parent-style-name="Text_20_body">
      <style:paragraph-properties fo:text-align="center" style:justify-single-word="false"/>
      <style:text-properties officeooo:rsid="0013ae5e" officeooo:paragraph-rsid="0013ae5e"/>
    </style:style>
    <style:style style:name="P10" style:family="paragraph" style:parent-style-name="Text_20_body">
      <style:text-properties officeooo:rsid="001501e9" officeooo:paragraph-rsid="001501e9"/>
    </style:style>
    <style:style style:name="P11" style:family="paragraph" style:parent-style-name="Text_20_body" style:list-style-name="L1">
      <style:text-properties officeooo:rsid="001501e9" officeooo:paragraph-rsid="001501e9"/>
    </style:style>
    <style:style style:name="P12" style:family="paragraph" style:parent-style-name="Text_20_body" style:list-style-name="L2">
      <style:text-properties officeooo:rsid="0015beb9" officeooo:paragraph-rsid="0015beb9"/>
    </style:style>
    <style:style style:name="P13" style:family="paragraph" style:parent-style-name="Text_20_body" style:list-style-name="L2">
      <style:paragraph-properties fo:text-align="start" style:justify-single-word="false"/>
      <style:text-properties officeooo:rsid="0015beb9" officeooo:paragraph-rsid="0015beb9"/>
    </style:style>
    <style:style style:name="P14" style:family="paragraph" style:parent-style-name="Text_20_body" style:list-style-name="L2">
      <style:paragraph-properties fo:text-align="start" style:justify-single-word="false"/>
      <style:text-properties officeooo:rsid="0015beb9" officeooo:paragraph-rsid="0016d3e5"/>
    </style:style>
    <style:style style:name="P15" style:family="paragraph" style:parent-style-name="Text_20_body">
      <style:paragraph-properties fo:text-align="start" style:justify-single-word="false"/>
      <style:text-properties officeooo:rsid="0015beb9" officeooo:paragraph-rsid="0015beb9"/>
    </style:style>
    <style:style style:name="P16" style:family="paragraph" style:parent-style-name="Text_20_body" style:list-style-name="L2">
      <style:paragraph-properties fo:text-align="start" style:justify-single-word="false"/>
      <style:text-properties officeooo:rsid="0016d3e5" officeooo:paragraph-rsid="0016d3e5"/>
    </style:style>
    <style:style style:name="P17" style:family="paragraph" style:parent-style-name="Text_20_body">
      <style:paragraph-properties fo:text-align="start" style:justify-single-word="false"/>
      <style:text-properties officeooo:rsid="0016d3e5" officeooo:paragraph-rsid="0016d3e5"/>
    </style:style>
    <style:style style:name="P18" style:family="paragraph" style:parent-style-name="Text_20_body">
      <style:text-properties officeooo:rsid="0018cb19" officeooo:paragraph-rsid="0018cb19"/>
    </style:style>
    <style:style style:name="P19" style:family="paragraph" style:parent-style-name="Text_20_body">
      <style:text-properties officeooo:rsid="001c7dae" officeooo:paragraph-rsid="001c7dae"/>
    </style:style>
    <style:style style:name="P20" style:family="paragraph" style:parent-style-name="Text_20_body" style:list-style-name="L3">
      <style:text-properties officeooo:rsid="001c7dae" officeooo:paragraph-rsid="001c7dae"/>
    </style:style>
    <style:style style:name="P21" style:family="paragraph" style:parent-style-name="Text_20_body">
      <style:text-properties officeooo:rsid="00218dd7" officeooo:paragraph-rsid="00218dd7"/>
    </style:style>
    <style:style style:name="P22" style:family="paragraph" style:parent-style-name="Text_20_body" style:list-style-name="L4">
      <style:text-properties officeooo:rsid="00218dd7" officeooo:paragraph-rsid="00218dd7"/>
    </style:style>
    <style:style style:name="P23" style:family="paragraph" style:parent-style-name="Text_20_body">
      <style:text-properties officeooo:rsid="00235e6a" officeooo:paragraph-rsid="00235e6a"/>
    </style:style>
    <style:style style:name="P24" style:family="paragraph" style:parent-style-name="Text_20_body" style:list-style-name="L5">
      <style:text-properties officeooo:rsid="00235e6a" officeooo:paragraph-rsid="00235e6a"/>
    </style:style>
    <style:style style:name="P25" style:family="paragraph" style:parent-style-name="Text_20_body" style:list-style-name="L5">
      <style:text-properties officeooo:rsid="0025909d" officeooo:paragraph-rsid="0025909d"/>
    </style:style>
    <style:style style:name="P26" style:family="paragraph" style:parent-style-name="Text_20_body">
      <style:text-properties officeooo:rsid="0025909d" officeooo:paragraph-rsid="0025909d"/>
    </style:style>
    <style:style style:name="P27" style:family="paragraph" style:parent-style-name="Text_20_body">
      <style:text-properties officeooo:rsid="0027c770" officeooo:paragraph-rsid="0029c83f"/>
    </style:style>
    <style:style style:name="P28" style:family="paragraph" style:parent-style-name="Text_20_body">
      <style:text-properties officeooo:rsid="0028d314" officeooo:paragraph-rsid="0029c83f"/>
    </style:style>
    <style:style style:name="P29" style:family="paragraph" style:parent-style-name="Text_20_body">
      <style:text-properties officeooo:rsid="0029c83f" officeooo:paragraph-rsid="0029c83f"/>
    </style:style>
    <style:style style:name="P30" style:family="paragraph" style:parent-style-name="Text_20_body">
      <style:text-properties officeooo:rsid="002b814b" officeooo:paragraph-rsid="002b814b"/>
    </style:style>
    <style:style style:name="P31" style:family="paragraph" style:parent-style-name="Text_20_body" style:list-style-name="L6">
      <style:text-properties officeooo:rsid="002d15b4" officeooo:paragraph-rsid="002d15b4"/>
    </style:style>
    <style:style style:name="P32" style:family="paragraph" style:parent-style-name="Text_20_body">
      <style:text-properties officeooo:rsid="002d15b4" officeooo:paragraph-rsid="002d15b4"/>
    </style:style>
    <style:style style:name="P33" style:family="paragraph" style:parent-style-name="Text_20_body" style:list-style-name="L7">
      <style:text-properties officeooo:rsid="002d2fc6" officeooo:paragraph-rsid="002d2fc6"/>
    </style:style>
    <style:style style:name="P34" style:family="paragraph" style:parent-style-name="Text_20_body" style:list-style-name="L7">
      <style:text-properties officeooo:rsid="002dcf23" officeooo:paragraph-rsid="002dcf23"/>
    </style:style>
    <style:style style:name="P35" style:family="paragraph" style:parent-style-name="Text_20_body">
      <style:text-properties officeooo:rsid="002dcf23" officeooo:paragraph-rsid="002dcf23"/>
    </style:style>
    <style:style style:name="P36" style:family="paragraph" style:parent-style-name="Text_20_body">
      <style:text-properties officeooo:rsid="0030a272" officeooo:paragraph-rsid="0030a272"/>
    </style:style>
    <style:style style:name="P37" style:family="paragraph" style:parent-style-name="Text_20_body">
      <style:text-properties officeooo:rsid="00323f42" officeooo:paragraph-rsid="00323f42"/>
    </style:style>
    <style:style style:name="P38" style:family="paragraph" style:parent-style-name="Text_20_body">
      <style:text-properties officeooo:rsid="00335a04" officeooo:paragraph-rsid="00335a04"/>
    </style:style>
    <style:style style:name="P39" style:family="paragraph" style:parent-style-name="Text_20_body" style:list-style-name="L8">
      <style:paragraph-properties fo:text-align="start" style:justify-single-word="false"/>
      <style:text-properties officeooo:rsid="00335a04" officeooo:paragraph-rsid="00335a04"/>
    </style:style>
    <style:style style:name="P40" style:family="paragraph" style:parent-style-name="Text_20_body">
      <style:text-properties officeooo:paragraph-rsid="00396750"/>
    </style:style>
    <style:style style:name="P41" style:family="paragraph" style:parent-style-name="Heading_20_1">
      <style:text-properties officeooo:rsid="000bc9b1" officeooo:paragraph-rsid="000bc9b1"/>
    </style:style>
    <style:style style:name="P42" style:family="paragraph" style:parent-style-name="Heading_20_2">
      <style:text-properties officeooo:rsid="00110e09" officeooo:paragraph-rsid="00110e09"/>
    </style:style>
    <style:style style:name="P43" style:family="paragraph" style:parent-style-name="Heading_20_2">
      <style:text-properties officeooo:rsid="000bc9b1" officeooo:paragraph-rsid="000bc9b1"/>
    </style:style>
    <style:style style:name="P44" style:family="paragraph" style:parent-style-name="Heading_20_3">
      <style:text-properties officeooo:rsid="0013ae5e" officeooo:paragraph-rsid="0013ae5e"/>
    </style:style>
    <style:style style:name="P45" style:family="paragraph" style:parent-style-name="Heading_20_3">
      <style:text-properties officeooo:rsid="001501e9" officeooo:paragraph-rsid="001501e9"/>
    </style:style>
    <style:style style:name="P4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efc77"/>
    </style:style>
    <style:style style:name="T2" style:family="text">
      <style:text-properties officeooo:rsid="0010150b"/>
    </style:style>
    <style:style style:name="T3" style:family="text">
      <style:text-properties fo:font-style="italic" style:font-style-asian="italic" style:font-style-complex="italic"/>
    </style:style>
    <style:style style:name="T4" style:family="text">
      <style:text-properties fo:font-style="italic" officeooo:rsid="0016d3e5" style:font-style-asian="italic" style:font-style-complex="italic"/>
    </style:style>
    <style:style style:name="T5" style:family="text">
      <style:text-properties fo:font-style="italic" officeooo:rsid="001a5d6a" style:font-style-asian="italic" style:font-style-complex="italic"/>
    </style:style>
    <style:style style:name="T6" style:family="text">
      <style:text-properties fo:font-style="italic" officeooo:rsid="0031c5f0" style:font-style-asian="italic" style:font-style-complex="italic"/>
    </style:style>
    <style:style style:name="T7" style:family="text">
      <style:text-properties officeooo:rsid="00119c60"/>
    </style:style>
    <style:style style:name="T8" style:family="text">
      <style:text-properties fo:font-style="normal" style:font-style-asian="normal" style:font-style-complex="normal"/>
    </style:style>
    <style:style style:name="T9" style:family="text">
      <style:text-properties fo:font-style="normal" officeooo:rsid="0016d3e5" style:font-style-asian="normal" style:font-style-complex="normal"/>
    </style:style>
    <style:style style:name="T10" style:family="text">
      <style:text-properties fo:font-style="normal" officeooo:rsid="001a5d6a" style:font-style-asian="normal" style:font-style-complex="normal"/>
    </style:style>
    <style:style style:name="T11" style:family="text">
      <style:text-properties officeooo:rsid="0018cb19"/>
    </style:style>
    <style:style style:name="T12" style:family="text">
      <style:text-properties officeooo:rsid="001f901b"/>
    </style:style>
    <style:style style:name="T13" style:family="text">
      <style:text-properties officeooo:rsid="00218dd7"/>
    </style:style>
    <style:style style:name="T14" style:family="text">
      <style:text-properties officeooo:rsid="0022190b"/>
    </style:style>
    <style:style style:name="T15" style:family="text">
      <style:text-properties officeooo:rsid="00228ee2"/>
    </style:style>
    <style:style style:name="T16" style:family="text">
      <style:text-properties officeooo:rsid="00248f52"/>
    </style:style>
    <style:style style:name="T17" style:family="text">
      <style:text-properties officeooo:rsid="00278ccf"/>
    </style:style>
    <style:style style:name="T18" style:family="text">
      <style:text-properties officeooo:rsid="0028d314"/>
    </style:style>
    <style:style style:name="T19" style:family="text">
      <style:text-properties officeooo:rsid="0029c83f"/>
    </style:style>
    <style:style style:name="T20" style:family="text">
      <style:text-properties officeooo:rsid="002d15b4"/>
    </style:style>
    <style:style style:name="T21" style:family="text">
      <style:text-properties officeooo:rsid="002d2fc6"/>
    </style:style>
    <style:style style:name="T22" style:family="text">
      <style:text-properties officeooo:rsid="002dcf23"/>
    </style:style>
    <style:style style:name="T23" style:family="text">
      <style:text-properties officeooo:rsid="002f9418"/>
    </style:style>
    <style:style style:name="T24" style:family="text">
      <style:text-properties officeooo:rsid="0031c5f0"/>
    </style:style>
    <style:style style:name="T25" style:family="text">
      <style:text-properties officeooo:rsid="0033a289"/>
    </style:style>
    <style:style style:name="T26" style:family="text">
      <style:text-properties officeooo:rsid="00342316"/>
    </style:style>
    <style:style style:name="T27" style:family="text">
      <style:text-properties officeooo:rsid="00396750"/>
    </style:style>
    <style:style style:name="T28" style:family="text">
      <style:text-properties officeooo:rsid="004051b3"/>
    </style:style>
    <style:style style:name="T29" style:family="text">
      <style:text-properties officeooo:rsid="00441200"/>
    </style:style>
    <style:style style:name="T30" style:family="text">
      <style:text-properties officeooo:rsid="0044d6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des complexas para redes sociais: introdução e aspectos críticos</text:p>
      <text:p text:style-name="P1"/>
      <text:h text:style-name="P41" text:outline-level="1">1. Introdução</text:h>
      <text:p text:style-name="P2">Os primeiros estudos explicitamente sobre redes sociais datam do século XIX, já a fundação da área de Análise de Redes sociais é geralmente atribuída ao psiquiatra Jacob Moreno na metade do século XX. <text:span text:style-name="T1">Com aumento da disponibilidade de dados relacionados a interações humanas, a pesquisa sobre estas redes tem creascido continuamente. As contribuições são agora encontradas em uma variedade de campos, de ciências sociais e humanidades a ciência da computação e física, dada a multidisciplinaridade do assunto. Uma das abordagens de uma perspectiva das ciências exatas é representar as redes de interação como redes complexas, pela qual algumas características das redes de interação humana foram reveladas. Por exemplo, a tolopolia das redes de interação humana apresentam um perfil livre de escala, o que aponta para a existência de um pequeno número de hubs altamente conectados e um grande número de participantes pouco conectados. A dinâmica de redes complexas que representam interação humana foi abordada, mas limitadamente dado que a pesquisa é normalmente focada em uma métrica ou tarefa, como acessibilidade ou detecção de comunidades.</text:span></text:p>
      <text:p text:style-name="P3">Há muitos artigos, livros, websites e software sobre redes complexas e sociais e sobre mineração de texto em mídias sociais. Há menos <text:span text:style-name="T2">esforços para caracterizar estas redes para além de traços gerais como o aspecto livre de escala ou para lidar com texto produzido por redes sociais a partir da base de redes complexas. A pesquisa sobre evolução de redes é usualmente restrita ao crescimento das redes, em que há um aumento monotônico no número de eventos. Tipos de redes tem sido discutidos com relação ao número de participantes, intermitência de suas atividades e longevidade da rede. A emergência de duas redes topologicamente diferentes é relatada com relação à frequência de interações: podem seguir uma lei de potência ou uma distribuição exponencial. Em redes de listas de e-mail, por exemplo, propriedades livres de escala são relatadas com \alpha = 1.8 (como em navegação web e empréstimos de biblioteca) e traços linguísticos diferentes relacionados a ligações fracas e fortes.</text:span></text:p>
      <text:h text:style-name="P42" text:outline-level="2">1.1 Redes complexas</text:h>
      <text:p text:style-name="P4">Embora não aceito universalmente, é lugar-comum definir uma rede complexa como sendo um “grafo com características topológicas não triviais”. Podemos adicionar a esta definição que uma rede complexas é um grafo grande (embora não haja consenso sobre o que é <text:span text:style-name="T3">grande </text:span>neste contexto) e que é uma representação em grafo de um sistema encontrado em observações naturais, reais ou empíricas. Outra forma de abordar a definição de “redes complexa” é defini-la como um sistema complexo modelado como rede. Esta segunda definição é útil mas ainda mais problemática dado que não há consenso sobre o que um <text:span text:style-name="T3">sistema complexo </text:span>é. Mesmo assim, é <text:span text:style-name="T7">vantajoso manter em mente que os autores frequentemente definem um sistema complexo como um sistema composto de </text:span><text:soft-page-break/><text:span text:style-name="T7">várias partes em que “o todo é mais que a soma de suas partes”. Os pesquisadores seguidamente consideram que sistemas complexos possuem capacidades de “processar informação”, adaptação e reprodução.</text:span></text:p>
      <text:p text:style-name="P7">Um grafo é uma estrutura que consiste de um conjunto de objetos (chamados vértices) e um conjunto de relações binárias ou duais entre estes objetos (chamdadas arestas). Um grafo pode ser sem peso e não direcionado (este é o caso mais simples), com peso e não direcionado, sem peso e direcionado ou com peso e direcionado. As representações mais usuais de grafos (e redes) são através de matriz, lista ou representação vértice-aresta. Na representação por matriz, cada elemento a_{ij} é diferente de zero se i é ligado a j; elementos diferentes de 0 e 1 podem ocorrer em um grafo com peso; grafos não direcionados resultam em matrizes simétricas. Há duas representações usuais em lista, uma lista cada par de vértices conectados, outra apresenta uma lista para cada vértice em que consta todos os vértices conectados a ele (uma lista de listas). Na representação vértice-aresta, cada vértice é representado como um ponto e cada aresta é representada como uma linha entre os vértices correspondentes. A representação em matriz é essencial para raciocínios algébricos e para obtenção de métricas enquanto a representação vértice-aresta é importante para ilustração e para orientar intuitivamente a caracterização dos sistemas.</text:p>
      <text:h text:style-name="P44" text:outline-level="3">1.1.1 Uma boa justificativa para o uso da teoria das redes complexas</text:h>
      <text:p text:style-name="P8">Uma referência usual de grandeza é o número de átomos do universo (<draw:g text:anchor-type="as-char" svg:y="-0.36cm" draw:z-index="0" draw:style-name="gr1"><svg:title>TexMaths</svg:title><svg:desc>12§inline§\approx 10^{80}§svg§600§FALSE§</svg:desc><draw:polygon draw:style-name="gr2" draw:text-style-name="P46" svg:width="1.198cm" svg:height="0.342cm" svg:x="0cm" svg:y="0.006cm" svg:viewBox="0 0 1199 343" draw:points="600,343 0,343 0,0 1199,0 1199,343"><text:p/></draw:polygon><draw:path draw:style-name="gr3" draw:text-style-name="P47" svg:width="0.281cm" svg:height="0.18cm" svg:x="0.023cm" svg:y="0.145cm" svg:viewBox="0 0 282 181" svg:d="M282 13c0-8-3-13-6-13-1 0-5 2-5 12-2 29-32 47-60 47-24 0-45-13-67-29-23-14-46-30-73-30-40 0-71 30-71 70 0 8 4 12 6 12 4 0 6-8 6-10 2-36 37-48 59-48 24 0 45 13 67 28 23 15 47 31 73 31 40 0 71-30 71-70zM282 113c0-13-5-13-6-13s-5 2-5 10c-2 30-32 47-60 47-24 0-45-13-67-27-23-16-46-32-73-32-40 0-71 32-71 70 0 10 4 13 6 13 4 0 6-8 6-9 2-36 37-50 59-50 24 0 45 14 67 29 23 15 47 30 73 30 41 0 71-31 71-68z"><text:p/></draw:path><draw:path draw:style-name="gr4" draw:text-style-name="P47" svg:width="0.139cm" svg:height="0.281cm" svg:x="0.481cm" svg:y="0.067cm" svg:viewBox="0 0 140 282" svg:d="M88 11c0-10 0-11-10-11-26 28-65 28-78 28v13c8 0 34 0 55-12v219c0 16-1 21-39 21h-14v13c16-1 52-1 70-1 17 0 54 0 68 1v-13h-13c-38 0-39-5-39-21z"><text:p/></draw:path><draw:path draw:style-name="gr5" draw:text-style-name="P47" svg:width="0.178cm" svg:height="0.291cm" svg:x="0.67cm" svg:y="0.067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6" draw:text-style-name="P47" svg:width="0.136cm" svg:height="0.202cm" svg:x="0.879cm" svg:y="0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26 0-50-17-50-42 0-21 17-38 37-48z"><text:p/></draw:path><draw:path draw:style-name="gr7" draw:text-style-name="P47" svg:width="0.137cm" svg:height="0.202cm" svg:x="1.046cm" svg:y="0cm" svg:viewBox="0 0 138 203" svg:d="M138 102c0-32-4-55-18-77-8-13-28-25-50-25-70 0-70 82-70 102 0 22 0 101 70 101 68 0 68-79 68-101zM70 194c-15 0-33-7-39-32-3-17-3-42-3-64 0-21 0-44 3-60 7-24 25-30 39-30 15 0 31 10 36 27 4 17 6 38 6 63 0 22 0 45-5 63-6 27-25 33-37 33z"><text:p/></draw:path></draw:g>). Achemos o número de vértices necessários para que tenhamos tal número de redes possíveis. Consideremos o caso mais simples de redes sem peso e não dirigidas. Cada aresta pode existir ou não e com <text:span text:style-name="T3">n </text:span><text:span text:style-name="T8">vértices há no máximo </text:span><text:span text:style-name="T8"><draw:g text:anchor-type="as-char" svg:y="-0.358cm" draw:z-index="1" draw:style-name="gr1"><svg:title>TexMaths</svg:title><svg:desc>12§inline§{n \choose 2}§svg§600§FALSE§</svg:desc><draw:polygon draw:style-name="gr8" draw:text-style-name="P46" svg:width="0.594cm" svg:height="0.505cm" svg:x="0cm" svg:y="0cm" svg:viewBox="0 0 595 506" draw:points="297,506 0,506 0,0 595,0 595,506"><text:p/></draw:polygon><draw:path draw:style-name="gr9" draw:text-style-name="P47" svg:width="0.111cm" svg:height="0.506cm" svg:x="0.064cm" svg:y="0cm" svg:viewBox="0 0 112 507" svg:d="M112 503c0-2-2-2-3-3-19-22-48-56-66-125-9-39-13-82-13-122 0-110 26-188 78-243 4-4 4-5 4-5 0-5-4-5-6-5-6 0-29 25-35 31-43 52-71 128-71 222 0 60 11 146 66 217 5 6 32 37 40 37 2 0 6 0 6-4z"><text:p/></draw:path><draw:path draw:style-name="gr10" draw:text-style-name="P47" svg:width="0.18cm" svg:height="0.133cm" svg:x="0.207cm" svg:y="0.042cm" svg:viewBox="0 0 181 134" svg:d="M23 113c-1 3-4 11-4 12 0 6 6 9 11 9s10-3 11-7c1-2 3-12 6-18 1-6 5-19 6-26 2-7 3-13 5-21 3-12 4-14 13-26 8-12 21-28 44-28 17 0 17 16 17 21 0 18-12 51-17 63-3 9-5 11-5 17 0 16 14 25 29 25 29 0 42-40 42-45 0-4-4-4-5-4-3 0-3 1-5 5-7 24-20 36-32 36-6 0-7-4-7-11 0-6 1-11 7-24 4-8 16-41 16-57 0-29-23-34-39-34-25 0-42 16-50 28-2-22-19-28-32-28-12 0-20 10-23 16-7 12-11 28-11 30 0 3 4 3 5 3 5 0 5-1 7-8 4-18 10-33 22-33 7 0 9 6 9 15 0 6-2 17-5 25-2 7-4 20-7 26z"><text:p/></draw:path><draw:path draw:style-name="gr11" draw:text-style-name="P47" svg:width="0.131cm" svg:height="0.196cm" svg:x="0.231cm" svg:y="0.309cm" svg:viewBox="0 0 132 197" svg:d="M132 143h-11c0 7-3 24-7 28-2 1-25 1-30 1h-54c31-28 41-36 59-50 23-18 43-36 43-64 0-36-32-58-70-58-37 0-62 26-62 53 0 15 13 17 16 17 7 0 15-5 15-16 0-5-1-16-17-16 9-21 29-27 44-27 30 0 45 23 45 47 0 26-19 46-29 57l-72 71c-2 3-2 3-2 11h122z"><text:p/></draw:path><draw:path draw:style-name="gr12" draw:text-style-name="P47" svg:width="0.111cm" svg:height="0.506cm" svg:x="0.42cm" svg:y="0cm" svg:viewBox="0 0 112 507" svg:d="M112 253c0-60-11-144-68-216-3-5-31-37-39-37-3 0-5 1-5 5 0 1 1 2 2 3 21 22 48 57 66 124 10 39 14 82 14 121 0 44-4 87-15 128-17 59-42 93-63 116-4 4-4 5-4 6 0 4 2 4 5 4 7 0 30-25 35-31 44-52 72-128 72-223z"><text:p/></draw:path></draw:g></text:span><text:span text:style-name="T8"> arestas. Portanto:</text:span></text:p>
      <text:p text:style-name="P9"><text:span text:style-name="T8"><draw:g text:anchor-type="as-char" svg:y="-0.773cm" draw:z-index="2" draw:style-name="gr1"><svg:title>TexMaths</svg:title><svg:desc>12§latex§\begin{align}
2^{n \choose 2} &gt; 10^{80} \Rightarrow 
log_2[2^{n \choose 2}] &gt; log_2(10^{80}) \Rightarrow
{n \choose 2} &gt; \frac{log_{10}(10^{80})}{log_{10}2} \Rightarrow \nonumber\\
\Rightarrow \frac{n.(n-1)}{2} &gt; \frac{80}{log_{10}2} \Rightarrow
N &gt; 23.5988 \;\;\;\;\;\;\;\;\;\;\;\;\;\;\;\;\;\;\;\;\;
\end{align}
§svg§600§FALSE§</svg:desc><draw:polygon draw:style-name="gr13" draw:text-style-name="P46" svg:width="13.067cm" svg:height="2.171cm" svg:x="0cm" svg:y="0.005cm" svg:viewBox="0 0 13068 2172" draw:points="6534,2172 0,2172 0,0 13068,0 13068,2172"><text:p/></draw:polygon><draw:path draw:style-name="gr14" draw:text-style-name="P47" svg:width="0.168cm" svg:height="0.281cm" svg:x="0.022cm" svg:y="0.353cm" svg:viewBox="0 0 169 282" svg:d="M32 250l46-43c66-59 91-82 91-125 0-48-38-82-90-82-48 0-79 38-79 77 0 24 22 24 23 24 7 0 21-6 21-23 0-11-7-22-22-22-3 0-4 0-5 0 9-27 32-43 57-43 39 0 57 35 57 69s-22 68-45 93l-81 92c-5 4-5 6-5 15h157l12-73h-11c-1 12-4 31-8 37-4 4-31 4-41 4z"><text:p/></draw:path><draw:path draw:style-name="gr15" draw:text-style-name="P47" svg:width="0.099cm" svg:height="0.422cm" svg:x="0.252cm" svg:y="0.167cm" svg:viewBox="0 0 100 423" svg:d="M100 419c0-1 0-2-9-10-53-52-66-133-66-198 0-73 16-146 69-199 6-6 6-6 6-7 0-4-3-5-5-5-5 0-43 29-69 83-21 47-26 94-26 128s5 84 28 132c26 53 62 80 67 80 2 0 5-2 5-4z"><text:p/></draw:path><draw:path draw:style-name="gr16" draw:text-style-name="P47" svg:width="0.148cm" svg:height="0.096cm" svg:x="0.394cm" svg:y="0.219cm" svg:viewBox="0 0 149 97" svg:d="M22 73c-2 6-4 15-4 16 0 5 5 8 8 8 4 0 9-2 10-7 1-1 4-12 5-17 7-29 7-30 7-30 2-6 18-36 44-36 11 0 15 6 15 16 0 12-9 33-13 45-2 4-3 6-3 10 0 11 11 19 23 19 23 0 35-29 35-33 0-3-4-3-5-3-4 0-4 0-5 5-3 12-13 24-24 24-5 0-6-4-6-8 0-5 0-8 3-12 3-9 13-33 13-45 0-15-11-25-31-25s-33 12-41 22c0-18-18-22-25-22-22 0-28 32-28 34s4 2 5 2c3 0 3-1 5-4 2-13 8-25 16-25s9 7 9 11-3 12-4 17c-1 6-3 14-5 19z"><text:p/></draw:path><draw:path draw:style-name="gr17" draw:text-style-name="P47" svg:width="0.106cm" svg:height="0.141cm" svg:x="0.414cm" svg:y="0.413cm" svg:viewBox="0 0 107 142" svg:d="M107 101h-10c0 3-2 17-6 19-2 1-19 1-23 1h-42c15-11 30-23 44-31 19-13 37-25 37-48 0-26-27-42-57-42-28 0-50 17-50 37 0 11 10 13 12 13 6 0 13-3 13-12 0-8-6-12-12-13 6-9 18-15 33-15 20 0 38 12 38 32 0 18-13 32-29 46l-53 44c-2 1-2 1-2 4v6h100z"><text:p/></draw:path><draw:path draw:style-name="gr18" draw:text-style-name="P47" svg:width="0.099cm" svg:height="0.422cm" svg:x="0.584cm" svg:y="0.167cm" svg:viewBox="0 0 100 423" svg:d="M100 211c0-32-5-84-29-132-25-51-63-79-66-79-4 0-5 1-5 5 0 1 0 1 8 9 42 42 66 110 66 197 0 74-15 148-68 201-6 5-6 6-6 7 0 2 1 4 5 4 3 0 42-29 67-82 22-47 28-94 28-130z"><text:p/></draw:path><draw:path draw:style-name="gr19" draw:text-style-name="P47" svg:width="0.258cm" svg:height="0.245cm" svg:x="0.898cm" svg:y="0.406cm" svg:viewBox="0 0 259 246" svg:d="M251 132c5-2 8-4 8-10 0-4-3-7-8-8l-235-112c-5-2-6-2-8-2-4 0-8 4-8 8s2 6 8 10l222 104-222 106c-6 3-8 6-8 10 0 5 4 8 8 8 2 0 3 0 8-3z"><text:p/></draw:path><draw:path draw:style-name="gr20" draw:text-style-name="P47" svg:width="0.139cm" svg:height="0.281cm" svg:x="1.344cm" svg:y="0.353cm" svg:viewBox="0 0 140 282" svg:d="M88 11c0-10 0-11-10-11-26 28-65 28-78 28v13c8 0 34 0 55-12v220c0 15-1 20-39 20h-14v13c16-1 52-1 70-1 17 0 54 0 68 1v-13h-13c-38 0-39-5-39-20z"><text:p/></draw:path><draw:path draw:style-name="gr21" draw:text-style-name="P47" svg:width="0.178cm" svg:height="0.291cm" svg:x="1.532cm" svg:y="0.353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22" draw:text-style-name="P47" svg:width="0.136cm" svg:height="0.202cm" svg:x="1.742cm" svg:y="0.265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23" draw:text-style-name="P47" svg:width="0.137cm" svg:height="0.202cm" svg:x="1.909cm" svg:y="0.265cm" svg:viewBox="0 0 138 203" svg:d="M138 102c0-32-4-55-17-77-9-13-29-25-51-25-70 0-70 82-70 102 0 22 0 101 70 101 68 0 68-79 68-101zM70 195c-15 0-33-8-39-33-3-17-3-42-3-64 0-21 0-44 3-60 7-24 25-30 39-30 15 0 31 10 36 27 4 17 6 38 6 63 0 22 0 45-5 63-6 28-25 34-37 34z"><text:p/></draw:path><draw:path draw:style-name="gr24" draw:text-style-name="P47" svg:width="0.375cm" svg:height="0.232cm" svg:x="2.224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25" draw:text-style-name="P47" svg:width="0.09cm" svg:height="0.298cm" svg:x="2.756cm" svg:y="0.34cm" svg:viewBox="0 0 91 299" svg:d="M91 5c0 0 0-5-5-5-10 0-42 4-52 5-4 0-9 0-9 8 0 5 5 5 11 5 20 0 22 4 22 7l-2 9-54 211c-1 5-2 8-2 14 0 24 19 40 38 40 15 0 26-8 33-24 8-16 13-41 13-42 0-4-4-4-5-4-5 0-5 2-6 8-7 27-15 52-33 52-12 0-12-13-12-19 0-11 0-12 2-20z"><text:p/></draw:path><draw:path draw:style-name="gr26" draw:text-style-name="P47" svg:width="0.18cm" svg:height="0.191cm" svg:x="2.888cm" svg:y="0.448cm" svg:viewBox="0 0 181 192" svg:d="M181 72c0-44-29-72-67-72-58 0-114 60-114 120 0 42 29 72 68 72 57 0 113-59 113-120zM68 183c-18 0-37-14-37-46 0-21 11-67 25-89 21-32 46-38 57-38 25 0 38 20 38 45 0 17-8 61-25 89-14 24-38 39-58 39z"><text:p/></draw:path><draw:path draw:style-name="gr27" draw:text-style-name="P47" svg:width="0.193cm" svg:height="0.273cm" svg:x="3.082cm" svg:y="0.448cm" svg:viewBox="0 0 194 274" svg:d="M193 28c1-3 1-5 1-8 0-7-4-12-12-12-3 0-15 4-16 18-9-15-23-26-40-26-49 0-101 59-101 120 0 42 25 67 57 67 24 0 44-20 49-24-9 38-15 56-15 57-1 3-15 45-61 45-7 0-21-1-33-4 13-4 18-15 18-22s-5-16-17-16c-10 0-23 9-23 26 0 16 16 25 56 25 53 0 84-33 90-58zM138 133c-2 11-12 22-22 30-8 8-21 15-33 15-22 0-28-22-28-39 0-20 12-71 23-92 12-21 30-37 48-37 28 0 34 33 34 36 0 2 0 4-2 6z"><text:p/></draw:path><draw:path draw:style-name="gr28" draw:text-style-name="P47" svg:width="0.131cm" svg:height="0.196cm" svg:x="3.294cm" svg:y="0.502cm" svg:viewBox="0 0 132 197" svg:d="M132 143h-11c0 7-3 24-7 28-2 1-25 1-30 1h-54c31-28 41-36 59-50 23-18 43-36 43-64 0-36-32-58-70-58-37 0-62 26-62 53 0 15 13 17 16 17 7 0 15-5 15-16 0-5-1-16-17-16 9-21 29-27 44-27 30 0 45 23 45 47 0 26-19 46-29 57l-72 71c-2 3-2 3-2 11h122z"><text:p/></draw:path><draw:polygon draw:style-name="gr29" draw:text-style-name="P47" svg:width="0.058cm" svg:height="0.422cm" svg:x="3.515cm" svg:y="0.319cm" svg:viewBox="0 0 59 423" draw:points="59,423 59,406 17,406 17,17 59,17 59,0 0,0 0,423"><text:p/></draw:polygon><draw:path draw:style-name="gr30" draw:text-style-name="P47" svg:width="0.168cm" svg:height="0.281cm" svg:x="3.602cm" svg:y="0.353cm" svg:viewBox="0 0 169 282" svg:d="M32 250l46-43c66-59 91-82 91-125 0-48-38-82-90-82-48 0-79 38-79 77 0 24 22 24 23 24 7 0 21-6 21-23 0-11-7-22-22-22-3 0-4 0-5 0 9-27 32-43 57-43 39 0 57 35 57 69s-22 68-45 93l-81 92c-5 4-5 6-5 15h157l12-73h-11c-1 12-4 31-8 37-4 4-31 4-41 4z"><text:p/></draw:path><draw:path draw:style-name="gr31" draw:text-style-name="P47" svg:width="0.099cm" svg:height="0.422cm" svg:x="3.834cm" svg:y="0.167cm" svg:viewBox="0 0 100 423" svg:d="M100 419c0-1 0-2-9-10-53-52-66-133-66-198 0-73 16-146 69-199 6-6 6-6 6-7 0-4-3-5-5-5-5 0-43 29-69 83-21 47-26 94-26 128s5 84 28 132c26 53 62 80 67 80 2 0 5-2 5-4z"><text:p/></draw:path><draw:path draw:style-name="gr32" draw:text-style-name="P47" svg:width="0.148cm" svg:height="0.096cm" svg:x="3.975cm" svg:y="0.219cm" svg:viewBox="0 0 149 97" svg:d="M22 73c-2 6-4 15-4 16 0 5 5 8 8 8 4 0 9-2 10-7 1-1 4-12 5-17 7-29 7-30 7-30 2-6 18-36 44-36 11 0 15 6 15 16 0 12-9 33-13 45-2 4-3 6-3 10 0 11 11 19 23 19 23 0 35-29 35-33 0-3-4-3-5-3-4 0-4 0-5 5-3 12-13 24-24 24-5 0-6-4-6-8 0-5 0-8 3-12 3-9 13-33 13-45 0-15-11-25-31-25s-33 12-41 22c0-18-18-22-25-22-22 0-28 32-28 34s4 2 5 2c3 0 3-1 5-4 2-13 8-25 16-25s9 7 9 11-3 12-4 17c-1 6-3 14-5 19z"><text:p/></draw:path><draw:path draw:style-name="gr33" draw:text-style-name="P47" svg:width="0.106cm" svg:height="0.141cm" svg:x="3.996cm" svg:y="0.413cm" svg:viewBox="0 0 107 142" svg:d="M107 101h-10c0 3-2 17-6 19-2 1-19 1-23 1h-42c15-11 30-23 44-31 19-13 37-25 37-48 0-26-27-42-57-42-28 0-50 17-50 37 0 11 10 13 12 13 6 0 13-3 13-12 0-8-6-12-12-13 6-9 18-15 33-15 20 0 38 12 38 32 0 18-13 32-29 46l-53 44c-2 1-2 1-2 4v6h100z"><text:p/></draw:path><draw:path draw:style-name="gr34" draw:text-style-name="P47" svg:width="0.099cm" svg:height="0.422cm" svg:x="4.165cm" svg:y="0.167cm" svg:viewBox="0 0 100 423" svg:d="M100 211c0-32-5-84-29-132-25-51-63-79-66-79-4 0-5 1-5 5 0 1 0 1 8 9 42 42 66 110 66 197 0 74-15 148-68 201-6 5-6 6-6 7 0 2 1 4 5 4 3 0 42-29 67-82 22-47 28-94 28-130z"><text:p/></draw:path><draw:polygon draw:style-name="gr35" draw:text-style-name="P47" svg:width="0.058cm" svg:height="0.422cm" svg:x="4.336cm" svg:y="0.319cm" svg:viewBox="0 0 59 423" draw:points="59,0 0,0 0,17 42,17 42,406 0,406 0,423 59,423"><text:p/></draw:polygon><draw:path draw:style-name="gr36" draw:text-style-name="P47" svg:width="0.258cm" svg:height="0.245cm" svg:x="4.596cm" svg:y="0.406cm" svg:viewBox="0 0 259 246" svg:d="M251 132c5-2 8-4 8-10 0-4-3-7-8-8l-235-112c-5-2-6-2-8-2-4 0-8 4-8 8s2 6 8 10l222 104-222 106c-6 3-8 6-8 10 0 5 4 8 8 8 2 0 3 0 8-3z"><text:p/></draw:path><draw:path draw:style-name="gr37" draw:text-style-name="P47" svg:width="0.09cm" svg:height="0.298cm" svg:x="5.023cm" svg:y="0.34cm" svg:viewBox="0 0 91 299" svg:d="M91 5c0 0 0-5-5-5-10 0-42 4-52 5-4 0-9 0-9 8 0 5 5 5 11 5 20 0 22 4 22 7l-2 9-54 211c-1 5-2 8-2 14 0 24 19 40 38 40 15 0 26-8 33-24 8-16 13-41 13-42 0-4-4-4-5-4-5 0-5 2-6 8-7 27-15 52-33 52-12 0-12-13-12-19 0-11 0-12 2-20z"><text:p/></draw:path><draw:path draw:style-name="gr38" draw:text-style-name="P47" svg:width="0.18cm" svg:height="0.191cm" svg:x="5.155cm" svg:y="0.448cm" svg:viewBox="0 0 181 192" svg:d="M181 72c0-44-29-72-67-72-58 0-114 60-114 120 0 42 29 72 68 72 57 0 113-59 113-120zM68 183c-18 0-37-14-37-46 0-21 11-67 25-89 21-32 46-38 57-38 25 0 38 20 38 45 0 17-8 61-25 89-14 24-38 39-58 39z"><text:p/></draw:path><draw:path draw:style-name="gr39" draw:text-style-name="P47" svg:width="0.193cm" svg:height="0.273cm" svg:x="5.349cm" svg:y="0.448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40" draw:text-style-name="P47" svg:width="0.131cm" svg:height="0.196cm" svg:x="5.561cm" svg:y="0.502cm" svg:viewBox="0 0 132 197" svg:d="M132 143h-11c0 7-3 24-7 28-2 1-25 1-30 1h-54c31-28 41-36 59-50 23-18 43-36 43-64 0-36-32-58-70-58-37 0-62 26-62 53 0 15 13 17 16 17 7 0 15-5 15-16 0-5-1-16-17-16 9-21 29-27 44-27 30 0 45 23 45 47 0 26-19 46-29 57l-72 71c-2 3-2 3-2 11h122z"><text:p/></draw:path><draw:path draw:style-name="gr41" draw:text-style-name="P47" svg:width="0.099cm" svg:height="0.422cm" svg:x="5.773cm" svg:y="0.319cm" svg:viewBox="0 0 100 423" svg:d="M100 419c0-1 0-2-9-10-53-52-66-133-66-198 0-73 16-146 69-199 6-6 6-6 6-7 0-4-3-5-5-5-5 0-43 29-69 83-21 47-26 94-26 128s5 84 28 132c26 53 62 80 67 80 2 0 5-2 5-4z"><text:p/></draw:path><draw:path draw:style-name="gr42" draw:text-style-name="P47" svg:width="0.139cm" svg:height="0.281cm" svg:x="5.933cm" svg:y="0.353cm" svg:viewBox="0 0 140 282" svg:d="M88 11c0-10 0-11-10-11-26 28-65 28-78 28v13c8 0 34 0 55-12v220c0 15-1 20-39 20h-14v13c16-1 52-1 70-1 17 0 54 0 68 1v-13h-13c-38 0-39-5-39-20z"><text:p/></draw:path><draw:path draw:style-name="gr43" draw:text-style-name="P47" svg:width="0.178cm" svg:height="0.291cm" svg:x="6.121cm" svg:y="0.353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44" draw:text-style-name="P47" svg:width="0.136cm" svg:height="0.202cm" svg:x="6.331cm" svg:y="0.265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45" draw:text-style-name="P47" svg:width="0.137cm" svg:height="0.202cm" svg:x="6.498cm" svg:y="0.265cm" svg:viewBox="0 0 138 203" svg:d="M138 102c0-32-4-55-18-77-8-13-28-25-50-25-70 0-70 82-70 102 0 22 0 101 70 101 68 0 68-79 68-101zM70 195c-15 0-33-8-39-33-3-17-3-42-3-64 0-21 0-44 3-60 6-24 25-30 39-30 15 0 31 10 36 27 4 17 6 38 6 63 0 22 0 45-5 63-6 28-27 34-37 34z"><text:p/></draw:path><draw:path draw:style-name="gr46" draw:text-style-name="P47" svg:width="0.099cm" svg:height="0.422cm" svg:x="6.696cm" svg:y="0.319cm" svg:viewBox="0 0 100 423" svg:d="M100 211c0-32-5-84-29-132-25-51-63-79-66-79-4 0-5 1-5 5 0 1 0 1 8 9 42 42 66 110 66 197 0 74-15 148-68 201-6 5-6 6-6 7 0 2 1 4 5 4 3 0 42-29 67-82 22-47 28-94 28-130z"><text:p/></draw:path><draw:path draw:style-name="gr47" draw:text-style-name="P47" svg:width="0.375cm" svg:height="0.232cm" svg:x="6.976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48" draw:text-style-name="P47" svg:width="0.208cm" svg:height="1.012cm" svg:x="7.578cm" svg:y="0.023cm" svg:viewBox="0 0 209 1013" svg:d="M209 1010c0-3-1-3-1-5-17-16-45-43-74-89-68-109-99-246-99-409 0-113 15-261 85-386 34-60 68-95 88-114 1-1 1-1 1-2 0-5-4-5-9-5-6 0-7 0-13 6-143 130-187 323-187 501 0 165 38 334 146 460 9 9 24 26 42 42 5 4 6 4 12 4 5 0 9 0 9-3z"><text:p/></draw:path><draw:path draw:style-name="gr49" draw:text-style-name="P47" svg:width="0.228cm" svg:height="0.191cm" svg:x="7.813cm" svg:y="0.162cm" svg:viewBox="0 0 229 192" svg:d="M25 162c-1 7-3 17-3 19 0 8 6 11 12 11 4 0 13-3 15-12 0 0 6-20 9-31l8-39c4-8 6-18 7-27 3-7 6-21 6-22 6-13 29-51 70-51 19 0 23 15 23 30 0 25-22 80-28 98-4 10-5 14-5 19 0 21 16 35 35 35 40 0 55-61 55-65 0-5-3-5-5-5-3 0-3 2-6 9-8 29-22 52-43 52-7 0-11-4-11-14s5-21 9-30c8-23 25-69 25-93 0-29-18-46-48-46-38 0-59 28-66 37-2-24-20-37-40-37-19 0-27 17-31 24-7 14-13 40-13 41 0 5 5 5 5 5 5 0 5 0 7-10 7-30 16-50 31-50 9 0 13 4 13 19 0 8-1 13-7 36z"><text:p/></draw:path><draw:path draw:style-name="gr50" draw:text-style-name="P47" svg:width="0.168cm" svg:height="0.281cm" svg:x="7.843cm" svg:y="0.643cm" svg:viewBox="0 0 169 282" svg:d="M32 250l46-43c66-59 91-82 91-125 0-48-38-82-90-82-48 0-79 38-79 77 0 24 22 24 23 24 7 0 21-6 21-23 0-11-7-22-22-22-3 0-4 0-5 0 9-27 32-43 57-43 39 0 57 35 57 69s-22 68-45 93l-81 92c-5 4-5 6-5 15h157l12-73h-11c-1 12-4 31-8 37-4 4-31 4-41 4z"><text:p/></draw:path><draw:path draw:style-name="gr51" draw:text-style-name="P47" svg:width="0.208cm" svg:height="1.012cm" svg:x="8.069cm" svg:y="0.023cm" svg:viewBox="0 0 209 1013" svg:d="M209 507c0-166-39-333-147-460-8-10-24-27-42-42-4-5-6-5-12-5-4 0-8 0-8 5 0 1 1 2 2 3 16 16 44 44 72 89 69 110 100 246 100 410 0 114-16 260-85 386-34 59-70 95-88 112 0 2-1 4-1 5 0 3 4 3 8 3 6 0 8 0 14-6 142-128 187-323 187-500z"><text:p/></draw:path><draw:path draw:style-name="gr52" draw:text-style-name="P47" svg:width="0.258cm" svg:height="0.245cm" svg:x="8.517cm" svg:y="0.406cm" svg:viewBox="0 0 259 246" svg:d="M251 132c5-2 8-4 8-10 0-4-3-7-8-8l-235-112c-5-2-6-2-8-2-4 0-8 4-8 8s2 6 8 10l222 104-222 106c-6 3-8 6-8 10 0 5 4 8 8 8 2 0 3 0 8-3z"><text:p/></draw:path><draw:path draw:style-name="gr53" draw:text-style-name="P47" svg:width="0.09cm" svg:height="0.298cm" svg:x="8.994cm" svg:y="0.056cm" svg:viewBox="0 0 91 299" svg:d="M91 5c0 0 0-5-5-5-10 0-42 4-52 5-4 0-9 0-9 8 0 5 5 5 11 5 20 0 22 4 22 7l-2 9-54 211c-1 5-2 8-2 14 0 24 19 40 38 40 15 0 26-8 33-24 8-16 13-41 13-42 0-4-4-4-5-4-5 0-5 2-6 8-8 27-15 52-33 52-12 0-12-13-12-19 0-11 0-12 2-20z"><text:p/></draw:path><draw:path draw:style-name="gr54" draw:text-style-name="P47" svg:width="0.18cm" svg:height="0.191cm" svg:x="9.127cm" svg:y="0.162cm" svg:viewBox="0 0 181 192" svg:d="M181 72c0-44-29-72-67-72-58 0-114 60-114 120 0 42 29 72 68 72 57 0 113-59 113-120zM68 183c-18 0-37-14-37-46 0-21 11-67 25-89 21-32 46-38 57-38 25 0 38 20 38 45 0 17-8 61-25 89-14 24-38 39-58 39z"><text:p/></draw:path><draw:path draw:style-name="gr55" draw:text-style-name="P47" svg:width="0.193cm" svg:height="0.273cm" svg:x="9.319cm" svg:y="0.162cm" svg:viewBox="0 0 194 274" svg:d="M193 28c1-3 1-5 1-8 0-7-4-12-12-12-3 0-15 4-16 18-9-15-23-26-40-26-49 0-101 59-101 120 0 42 25 67 57 67 24 0 44-20 49-24-9 38-15 56-15 57-1 3-15 45-61 45-7 0-21-1-33-4 13-4 18-15 18-22s-5-16-17-16c-10 0-23 9-23 26 0 16 16 25 56 25 53 0 84-33 90-58zM138 133c-2 11-12 22-22 30-8 8-21 15-33 15-22 0-28-22-28-39 0-20 12-71 23-92 12-21 30-37 48-37 28 0 34 33 34 36 0 2 0 4-2 6z"><text:p/></draw:path><draw:path draw:style-name="gr56" draw:text-style-name="P47" svg:width="0.108cm" svg:height="0.196cm" svg:x="9.546cm" svg:y="0.217cm" svg:viewBox="0 0 109 197" svg:d="M67 8c0-8 0-8-8-8-19 19-47 19-59 19v11c7 0 26 0 43-8v151c0 10 0 13-30 13h-11v11c5 0 42-1 53-1 10 0 47 1 54 1v-11h-12c-30 0-30-3-30-13z"><text:p/></draw:path><draw:path draw:style-name="gr57" draw:text-style-name="P47" svg:width="0.137cm" svg:height="0.202cm" svg:x="9.696cm" svg:y="0.217cm" svg:viewBox="0 0 138 203" svg:d="M138 102c0-32-4-55-17-77-9-13-29-25-51-25-70 0-70 82-70 102 0 22 0 101 70 101 68 0 68-79 68-101zM70 195c-15 0-33-8-39-33-3-17-3-42-3-64 0-21 0-44 3-60 7-24 25-30 39-30 15 0 31 10 36 27 4 17 6 38 6 63 0 22 0 45-5 63-6 28-25 34-37 34z"><text:p/></draw:path><draw:path draw:style-name="gr58" draw:text-style-name="P47" svg:width="0.099cm" svg:height="0.422cm" svg:x="9.913cm" svg:y="0.033cm" svg:viewBox="0 0 100 423" svg:d="M100 419c0-1 0-2-9-10-53-52-66-133-66-198 0-73 16-146 69-199 6-6 6-6 6-7 0-4-3-5-5-5-5 0-43 29-69 83-21 47-26 94-26 128s5 84 28 132c26 53 62 80 67 80 2 0 5-2 5-4z"><text:p/></draw:path><draw:path draw:style-name="gr59" draw:text-style-name="P47" svg:width="0.139cm" svg:height="0.281cm" svg:x="10.072cm" svg:y="0.068cm" svg:viewBox="0 0 140 282" svg:d="M88 11c0-10 0-11-10-11-26 28-65 28-78 28v13c8 0 34 0 55-12v220c0 15-1 20-39 20h-14v13c16-1 52-1 70-1 17 0 54 0 68 1v-13h-13c-38 0-39-5-39-20z"><text:p/></draw:path><draw:path draw:style-name="gr60" draw:text-style-name="P47" svg:width="0.178cm" svg:height="0.291cm" svg:x="10.261cm" svg:y="0.068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61" draw:text-style-name="P47" svg:width="0.136cm" svg:height="0.202cm" svg:x="10.47cm" svg:y="0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62" draw:text-style-name="P47" svg:width="0.137cm" svg:height="0.202cm" svg:x="10.638cm" svg:y="0cm" svg:viewBox="0 0 138 203" svg:d="M138 102c0-32-4-55-17-77-9-13-29-25-51-25-70 0-70 82-70 102 0 22 0 101 70 101 68 0 68-79 68-101zM70 195c-15 0-33-8-39-33-3-17-3-42-3-64 0-21 0-44 3-60 7-24 25-30 39-30 15 0 31 10 36 27 4 17 6 38 6 63 0 22 0 45-5 63-6 28-25 34-37 34z"><text:p/></draw:path><draw:path draw:style-name="gr63" draw:text-style-name="P47" svg:width="0.099cm" svg:height="0.422cm" svg:x="10.836cm" svg:y="0.033cm" svg:viewBox="0 0 100 423" svg:d="M100 211c0-32-5-84-29-132-25-51-63-79-66-79-4 0-5 1-5 5 0 1 0 1 8 9 42 42 66 110 66 197 0 74-15 148-68 201-6 5-6 6-6 7 0 2 1 4 5 4 3 0 42-29 67-82 22-47 28-94 28-130z"><text:p/></draw:path><draw:polygon draw:style-name="gr64" draw:text-style-name="P47" svg:width="2.004cm" svg:height="0.017cm" svg:x="8.976cm" svg:y="0.519cm" svg:viewBox="0 0 2005 18" draw:points="1003,18 0,18 0,0 2005,0 2005,18"><text:p/></draw:polygon><draw:path draw:style-name="gr65" draw:text-style-name="P47" svg:width="0.09cm" svg:height="0.298cm" svg:x="9.443cm" svg:y="0.631cm" svg:viewBox="0 0 91 299" svg:d="M91 5c0 0 0-5-5-5-10 0-42 4-52 5-4 0-9 0-9 8 0 5 5 5 11 5 20 0 22 4 22 7l-2 9-54 211c-1 5-2 8-2 14 0 24 19 40 38 40 15 0 26-8 33-24 8-16 13-41 13-42 0-4-4-4-5-4-5 0-5 2-6 8-8 27-15 52-33 52-12 0-12-13-12-19 0-11 0-12 2-20z"><text:p/></draw:path><draw:path draw:style-name="gr66" draw:text-style-name="P47" svg:width="0.18cm" svg:height="0.191cm" svg:x="9.575cm" svg:y="0.737cm" svg:viewBox="0 0 181 192" svg:d="M181 72c0-44-29-72-67-72-58 0-114 60-114 120 0 42 29 72 68 72 57 0 113-59 113-120zM68 183c-18 0-37-14-37-46 0-21 11-67 25-89 21-32 46-38 57-38 25 0 38 20 38 45 0 17-8 61-25 89-14 24-38 39-58 39z"><text:p/></draw:path><draw:path draw:style-name="gr67" draw:text-style-name="P47" svg:width="0.193cm" svg:height="0.273cm" svg:x="9.768cm" svg:y="0.737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68" draw:text-style-name="P47" svg:width="0.108cm" svg:height="0.196cm" svg:x="9.994cm" svg:y="0.792cm" svg:viewBox="0 0 109 197" svg:d="M67 8c0-8 0-8-8-8-19 19-47 19-59 19v11c7 0 26 0 43-8v151c0 10 0 13-30 13h-11v11c5 0 42-1 53-1 10 0 47 1 54 1v-11h-12c-30 0-30-3-30-13z"><text:p/></draw:path><draw:path draw:style-name="gr69" draw:text-style-name="P47" svg:width="0.137cm" svg:height="0.202cm" svg:x="10.145cm" svg:y="0.792cm" svg:viewBox="0 0 138 203" svg:d="M138 102c0-32-4-55-18-77-8-13-28-25-50-25-70 0-70 82-70 102 0 22 0 101 70 101 68 0 68-79 68-101zM70 195c-15 0-33-8-39-33-3-17-3-42-3-64 0-21 0-44 3-60 6-24 25-30 39-30 15 0 31 10 36 27 4 17 6 38 6 63 0 22 0 45-5 63-6 28-27 34-37 34z"><text:p/></draw:path><draw:path draw:style-name="gr70" draw:text-style-name="P47" svg:width="0.168cm" svg:height="0.281cm" svg:x="10.341cm" svg:y="0.643cm" svg:viewBox="0 0 169 282" svg:d="M32 250l46-43c66-59 91-82 91-125 0-48-38-82-90-82-48 0-79 38-79 77 0 24 22 24 23 24 7 0 21-6 21-23 0-11-7-22-22-22-3 0-4 0-5 0 9-27 32-43 57-43 39 0 57 35 57 69s-22 68-45 93l-81 92c-5 4-5 6-5 15h157l12-73h-11c-1 12-4 31-8 37-4 4-31 4-41 4z"><text:p/></draw:path><draw:path draw:style-name="gr71" draw:text-style-name="P47" svg:width="0.375cm" svg:height="0.232cm" svg:x="11.171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72" draw:text-style-name="P47" svg:width="0.375cm" svg:height="0.232cm" svg:x="2.075cm" svg:y="1.585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73" draw:text-style-name="P47" svg:width="0.228cm" svg:height="0.191cm" svg:x="2.652cm" svg:y="1.334cm" svg:viewBox="0 0 229 192" svg:d="M25 162c-1 7-3 17-3 19 0 8 4 11 12 11 4 0 12-3 15-12 0 0 5-20 7-31l10-39c2-8 5-18 7-27 3-7 5-21 6-22 6-13 29-51 69-51 19 0 22 15 22 30 0 25-20 80-27 98-4 10-4 14-4 19 0 21 15 35 34 35 39 0 56-61 56-65 0-5-5-5-6-5-3 0-3 2-6 9-8 29-23 52-43 52-7 0-10-4-10-14s4-21 8-30c8-23 25-69 25-93 0-29-18-46-48-46-39 0-59 28-66 37-3-24-19-37-39-37-19 0-27 17-31 24-7 14-13 40-13 41 0 5 4 5 5 5 5 0 5 0 7-10 7-30 16-50 31-50 9 0 13 4 13 19 0 8-1 13-7 36z"><text:p/></draw:path><draw:path draw:style-name="gr74" draw:text-style-name="P47" svg:width="0.045cm" svg:height="0.045cm" svg:x="2.928cm" svg:y="1.475cm" svg:viewBox="0 0 46 46" svg:d="M46 23c0-12-10-23-23-23-12 0-23 11-23 23 0 13 11 23 23 23 13 0 23-10 23-23z"><text:p/></draw:path><draw:path draw:style-name="gr75" draw:text-style-name="P47" svg:width="0.099cm" svg:height="0.422cm" svg:x="3.05cm" svg:y="1.205cm" svg:viewBox="0 0 100 423" svg:d="M100 419c0-1 0-2-9-10-53-52-66-133-66-198 0-73 16-146 69-199 6-6 6-6 6-7 0-4-3-5-5-5-5 0-43 29-69 83-21 45-26 94-26 128s5 84 28 132c26 53 62 80 67 80 2 0 5-2 5-4z"><text:p/></draw:path><draw:path draw:style-name="gr76" draw:text-style-name="P47" svg:width="0.229cm" svg:height="0.191cm" svg:x="3.185cm" svg:y="1.334cm" svg:viewBox="0 0 230 192" svg:d="M25 162c-1 7-3 17-3 19 0 8 6 11 12 11 4 0 13-3 15-12 0 0 6-20 9-31l8-39c4-8 6-18 7-27 3-7 6-21 6-22 6-13 29-51 70-51 19 0 23 15 23 30 0 25-22 80-28 98-4 10-5 14-5 19 0 21 16 35 35 35 40 0 56-61 56-65 0-5-4-5-6-5-3 0-3 2-6 9-8 29-22 52-43 52-7 0-11-4-11-14s5-21 9-30c8-23 25-69 25-93 0-29-18-46-48-46-38 0-59 28-66 37-2-24-20-37-40-37-19 0-27 17-31 24-7 14-13 40-13 41 0 5 5 5 5 5 5 0 5 0 7-10 7-30 16-50 31-50 9 0 13 4 13 19 0 8-1 13-7 36z"><text:p/></draw:path><draw:path draw:style-name="gr77" draw:text-style-name="P47" svg:width="0.258cm" svg:height="0.017cm" svg:x="3.553cm" svg:y="1.407cm" svg:viewBox="0 0 259 18" svg:d="M244 18c7 0 15 0 15-8 0-10-8-10-15-10h-230c-7 0-14 0-14 10 0 8 7 8 14 8z"><text:p/></draw:path><draw:path draw:style-name="gr78" draw:text-style-name="P47" svg:width="0.139cm" svg:height="0.281cm" svg:x="3.977cm" svg:y="1.24cm" svg:viewBox="0 0 140 282" svg:d="M88 11c0-10 0-11-10-11-26 28-65 28-78 28v13c8 0 34 0 55-12v220c0 15-1 20-39 20h-14v13c16-1 52-1 70-1 17 0 54 0 68 1v-13h-13c-38 0-39-5-39-20z"><text:p/></draw:path><draw:path draw:style-name="gr79" draw:text-style-name="P47" svg:width="0.099cm" svg:height="0.422cm" svg:x="4.173cm" svg:y="1.205cm" svg:viewBox="0 0 100 423" svg:d="M100 211c0-32-5-84-29-132-25-51-63-79-66-79-4 0-5 1-5 5 0 1 0 1 8 9 42 42 66 110 66 197 0 74-15 148-68 201-6 5-6 6-6 7 0 2 1 4 5 4 3 0 42-29 67-82 22-47 28-94 28-130z"><text:p/></draw:path><draw:polygon draw:style-name="gr80" draw:text-style-name="P47" svg:width="1.678cm" svg:height="0.017cm" svg:x="2.64cm" svg:y="1.692cm" svg:viewBox="0 0 1679 18" draw:points="840,18 0,18 0,0 1679,0 1679,18"><text:p/></draw:polygon><draw:path draw:style-name="gr81" draw:text-style-name="P47" svg:width="0.168cm" svg:height="0.281cm" svg:x="3.395cm" svg:y="1.815cm" svg:viewBox="0 0 169 282" svg:d="M32 250l46-43c66-59 91-82 91-125 0-48-38-82-90-82-48 0-79 38-79 77 0 24 22 24 23 24 7 0 21-6 21-23 0-11-7-22-22-22-3 0-4 0-5 0 9-27 32-43 57-43 39 0 57 35 57 69s-22 68-45 93l-81 92c-5 4-5 6-5 15h157l12-73h-11c-1 12-4 31-8 37-4 4-31 4-41 4z"><text:p/></draw:path><draw:path draw:style-name="gr82" draw:text-style-name="P47" svg:width="0.258cm" svg:height="0.245cm" svg:x="4.521cm" svg:y="1.578cm" svg:viewBox="0 0 259 246" svg:d="M251 132c5-2 8-4 8-10 0-4-3-7-8-8l-235-112c-5-2-6-2-8-2-4 0-8 4-8 8s2 6 8 10l222 104-222 106c-6 3-8 6-8 10 0 5 4 8 8 8 2 0 3 0 8-3z"><text:p/></draw:path><draw:path draw:style-name="gr83" draw:text-style-name="P47" svg:width="0.175cm" svg:height="0.291cm" svg:x="5.341cm" svg:y="1.24cm" svg:viewBox="0 0 176 292" svg:d="M52 89c-20-13-22-28-22-35 0-25 28-43 58-43 31 0 58 21 58 53 0 24-16 44-42 58zM113 128c31-15 51-37 51-64 0-40-37-64-75-64-43 0-77 31-77 71 0 7 0 26 18 47 5 4 20 15 31 22-25 12-61 37-61 79 0 44 43 73 88 73 48 0 88-36 88-81 0-15-4-34-20-52-8-9-16-14-43-31zM71 146l53 34c12 7 31 21 31 46 0 32-31 54-66 54-37 0-67-27-67-61 0-26 13-52 49-73z"><text:p/></draw:path><draw:path draw:style-name="gr84" draw:text-style-name="P47" svg:width="0.178cm" svg:height="0.291cm" svg:x="5.55cm" svg:y="1.24cm" svg:viewBox="0 0 179 292" svg:d="M179 146c0-33-3-67-17-99-19-40-54-47-72-47-26 0-56 11-74 50-14 29-16 63-16 96s1 70 19 103c18 34 49 43 70 43 23 0 55-10 74-49 13-29 16-63 16-97zM89 282c-16 0-41-11-49-51-5-26-5-64-5-89 0-28 0-56 3-78 9-51 40-54 51-54 14 0 42 7 50 49 5 24 5 56 5 83 0 31 0 60-5 87-7 40-31 53-50 53z"><text:p/></draw:path><draw:polygon draw:style-name="gr85" draw:text-style-name="P47" svg:width="1.108cm" svg:height="0.017cm" svg:x="4.98cm" svg:y="1.692cm" svg:viewBox="0 0 1109 18" draw:points="554,18 0,18 0,0 1109,0 1109,18"><text:p/></draw:polygon><draw:path draw:style-name="gr86" draw:text-style-name="P47" svg:width="0.09cm" svg:height="0.298cm" svg:x="4.999cm" svg:y="1.803cm" svg:viewBox="0 0 91 299" svg:d="M91 5c0 0 0-5-5-5-10 0-42 4-52 5-4 0-9 0-9 8 0 5 5 5 11 5 20 0 22 4 22 7l-2 9-54 211c-1 5-2 8-2 14 0 24 19 40 38 40 15 0 26-8 33-24 8-16 13-41 13-42 0-4-4-4-5-4-5 0-5 2-6 8-8 27-15 52-33 52-12 0-12-13-12-19 0-11 0-12 2-20z"><text:p/></draw:path><draw:path draw:style-name="gr87" draw:text-style-name="P47" svg:width="0.18cm" svg:height="0.191cm" svg:x="5.131cm" svg:y="1.91cm" svg:viewBox="0 0 181 192" svg:d="M181 72c0-44-29-72-67-72-58 0-114 60-114 120 0 42 29 72 68 72 57 0 113-59 113-120zM68 183c-18 0-37-14-37-46 0-21 11-67 25-89 21-32 46-38 57-38 25 0 38 20 38 45 0 17-8 61-25 89-14 24-38 39-58 39z"><text:p/></draw:path><draw:path draw:style-name="gr88" draw:text-style-name="P47" svg:width="0.193cm" svg:height="0.273cm" svg:x="5.323cm" svg:y="1.91cm" svg:viewBox="0 0 194 274" svg:d="M193 28c1-3 1-5 1-8 0-7-4-12-12-12-3 0-15 4-16 18-9-15-23-26-40-26-49 0-101 59-101 120 0 42 25 67 57 67 24 0 44-20 49-24-9 38-15 56-15 56-1 4-15 46-61 46-7 0-21-1-33-4 13-4 18-15 18-22s-5-16-17-16c-10 0-23 9-23 26 0 16 16 25 56 25 53 0 84-33 90-58zM138 133c-2 11-12 22-22 30-8 8-21 15-33 15-22 0-28-22-28-39 0-20 12-71 23-92 12-21 30-37 48-37 28 0 34 33 34 36 0 2 0 4-2 6z"><text:p/></draw:path><draw:path draw:style-name="gr89" draw:text-style-name="P47" svg:width="0.108cm" svg:height="0.196cm" svg:x="5.55cm" svg:y="1.963cm" svg:viewBox="0 0 109 197" svg:d="M67 8c0-8 0-8-8-8-19 19-47 19-59 19v11c7 0 26 0 43-8v151c0 10 0 13-30 13h-11v11c5 0 42-1 53-1 10 0 47 1 54 1v-11h-12c-30 0-30-3-30-13z"><text:p/></draw:path><draw:path draw:style-name="gr90" draw:text-style-name="P47" svg:width="0.137cm" svg:height="0.202cm" svg:x="5.701cm" svg:y="1.963cm" svg:viewBox="0 0 138 203" svg:d="M138 102c0-32-4-55-18-77-8-13-28-25-50-25-70 0-70 82-70 102 0 22 0 101 70 101 68 0 68-79 68-101zM70 195c-15 0-33-8-39-33-3-17-3-42-3-64 0-21 0-44 3-60 7-24 25-30 39-30 15 0 31 10 36 27 4 17 6 38 6 63 0 22 0 45-5 63-6 28-25 34-37 34z"><text:p/></draw:path><draw:path draw:style-name="gr91" draw:text-style-name="P47" svg:width="0.168cm" svg:height="0.281cm" svg:x="5.897cm" svg:y="1.815cm" svg:viewBox="0 0 169 282" svg:d="M32 250l46-43c66-59 91-82 91-125 0-48-38-82-90-82-48 0-79 38-79 77 0 24 22 24 23 24 7 0 21-6 21-23 0-11-7-22-22-22-3 0-4 0-5 0 9-27 32-43 57-43 39 0 57 35 57 69s-22 68-45 93l-81 92c-5 4-5 6-5 15h157l12-73h-11c-1 12-4 31-8 37-4 4-31 4-41 4z"><text:p/></draw:path><draw:path draw:style-name="gr92" draw:text-style-name="P47" svg:width="0.375cm" svg:height="0.232cm" svg:x="6.28cm" svg:y="1.585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93" draw:text-style-name="P47" svg:width="0.355cm" svg:height="0.288cm" svg:x="6.81cm" svg:y="1.518cm"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9-28-18 0-3 2-6 3-11l55-223c2 2 2 4 4 7l105 250c4 7 5 8 9 8s4-1 6-8z"><text:p/></draw:path><draw:path draw:style-name="gr94" draw:text-style-name="P47" svg:width="0.258cm" svg:height="0.245cm" svg:x="7.329cm" svg:y="1.578cm" svg:viewBox="0 0 259 246" svg:d="M251 132c5-2 8-4 8-10 0-4-3-7-8-8l-235-112c-5-2-6-2-8-2-4 0-8 4-8 8s2 6 8 10l222 104-222 106c-6 3-8 6-8 10 0 5 4 8 8 8 2 0 3 0 8-3z"><text:p/></draw:path><draw:path draw:style-name="gr95" draw:text-style-name="P47" svg:width="0.168cm" svg:height="0.281cm" svg:x="7.759cm" svg:y="1.525cm" svg:viewBox="0 0 169 282" svg:d="M32 250l46-43c66-59 91-82 91-125 0-48-38-82-90-82-48 0-79 38-79 77 0 24 22 24 23 24 7 0 21-6 21-23 0-11-7-22-22-22-3 0-4 0-5 0 9-27 32-43 57-43 39 0 57 35 57 69s-22 68-45 93l-81 92c-5 4-5 6-5 15h157l12-73h-11c-1 12-4 31-8 37-4 4-31 4-41 4z"><text:p/></draw:path><draw:path draw:style-name="gr96" draw:text-style-name="P47" svg:width="0.175cm" svg:height="0.291cm" svg:x="7.966cm" svg:y="1.525cm"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5 67 53 0 91-39 91-82 0-35-26-68-70-77z"><text:p/></draw:path><draw:path draw:style-name="gr97" draw:text-style-name="P47" svg:width="0.045cm" svg:height="0.045cm" svg:x="8.195cm" svg:y="1.761cm" svg:viewBox="0 0 46 46" svg:d="M46 23c0-12-10-23-23-23-12 0-23 11-23 23 0 13 11 23 23 23 13 0 23-10 23-23z"><text:p/></draw:path><draw:path draw:style-name="gr98" draw:text-style-name="P47" svg:width="0.168cm" svg:height="0.291cm" svg:x="8.296cm" svg:y="1.525cm" svg:viewBox="0 0 169 292" svg:d="M169 197c0-51-35-93-80-93-21 0-39 6-54 22v-83c8 3 23 6 36 6 53 0 81-39 81-44 0-3-1-5-3-5 0 0-1 0-4 1-8 4-29 12-57 12-17 0-38-2-57-12-3-1-5-1-5-1-4 0-4 4-4 11v125c0 8 0 10 6 10 2 0 3-1 6-3 3-6 20-29 54-29 22 0 33 19 36 26 7 16 8 33 8 55 0 14 0 39-11 57-9 17-25 28-45 28-30 0-56-23-63-48 1 1 3 1 7 1 15 0 22-11 22-20 0-11-7-21-22-21-6 0-20 3-20 22 0 37 29 78 77 78 49 0 92-41 92-95z"><text:p/></draw:path><draw:path draw:style-name="gr99" draw:text-style-name="P47" svg:width="0.175cm" svg:height="0.291cm" svg:x="8.502cm" svg:y="1.525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100" draw:text-style-name="P47" svg:width="0.175cm" svg:height="0.291cm" svg:x="8.713cm" svg:y="1.525cm" svg:viewBox="0 0 176 292" svg:d="M52 89c-20-13-22-28-22-35 0-25 28-43 58-43 31 0 58 21 58 53 0 24-16 44-42 58zM113 128c31-15 51-37 51-64 0-40-37-64-75-64-43 0-77 31-77 71 0 7 0 26 18 47 5 4 20 15 31 22-25 12-61 37-61 79 0 44 43 73 88 73 48 0 88-35 88-81 0-15-4-34-20-52-8-9-16-14-43-31zM71 146l53 34c12 7 31 21 31 46 0 32-31 54-66 54-37 0-67-27-67-61 0-26 13-52 49-73z"><text:p/></draw:path><draw:path draw:style-name="gr101" draw:text-style-name="P47" svg:width="0.175cm" svg:height="0.291cm" svg:x="8.923cm" svg:y="1.525cm" svg:viewBox="0 0 176 292" svg:d="M52 89c-20-13-22-28-22-35 0-25 28-43 58-43 31 0 58 21 58 53 0 24-16 44-42 58zM113 128c31-15 51-37 51-64 0-40-37-64-75-64-43 0-77 31-77 71 0 7 0 26 18 47 5 4 20 15 31 22-25 12-61 37-61 79 0 44 43 73 88 73 48 0 88-35 88-81 0-15-4-34-20-52-8-9-16-14-43-31zM71 146l53 34c12 7 31 21 31 46 0 32-31 54-66 54-37 0-67-27-67-61 0-26 13-52 49-73z"><text:p/></draw:path><draw:path draw:style-name="gr102" draw:text-style-name="P47" svg:width="0.099cm" svg:height="0.422cm" svg:x="12.572cm" svg:y="1.489cm" svg:viewBox="0 0 100 423" svg:d="M100 419c0-1 0-2-9-10-53-52-66-133-66-198 0-73 16-146 69-199 6-6 6-6 6-7 0-4-3-5-5-5-5 0-43 29-69 83-21 47-26 94-26 128s5 84 28 132c26 53 62 80 67 80 2 0 5-2 5-4z"><text:p/></draw:path><draw:path draw:style-name="gr103" draw:text-style-name="P47" svg:width="0.139cm" svg:height="0.281cm" svg:x="12.731cm" svg:y="1.525cm" svg:viewBox="0 0 140 282" svg:d="M88 11c0-10 0-11-10-11-26 28-65 28-78 28v13c8 0 34 0 55-12v220c0 15-1 20-39 20h-14v13c16-1 52-1 70-1 17 0 54 0 68 1v-13h-13c-38 0-39-5-39-20z"><text:p/></draw:path><draw:path draw:style-name="gr104" draw:text-style-name="P47" svg:width="0.099cm" svg:height="0.422cm" svg:x="12.928cm" svg:y="1.489cm" svg:viewBox="0 0 100 423" svg:d="M100 211c0-32-5-84-29-132-25-51-63-79-66-79-4 0-5 1-5 5 0 1 0 1 8 9 42 42 66 110 66 197 0 74-15 148-68 201-6 5-6 6-6 7 0 2 1 4 5 4 3 0 42-28 67-82 22-47 28-94 28-130z"><text:p/></draw:path></draw:g></text:span></text:p>
      <text:p text:style-name="P8"><text:span text:style-name="T8">Ou seja, com apenas 24 vértices há mais redes possíveis do que o número estimado de átomos no universo. Devemos também notar que o número de redes possíveis cresce muito rápido com o número de vértices. Esta é uma boa razão para caracterizarmos estes sistemas através de redes paradigmáticas e métricas genéricas para vértices e redes (e arestas, mas é menos comum).</text:span></text:p>
      <text:h text:style-name="P45" text:outline-level="3">1.1.2 Métricas básicas</text:h>
      <text:p text:style-name="P10">As métricas seguintes são bastante básicas e padrão. Além disso, usaremos algumas delas na seção seguinte para caracterizar tipos básicos de redes.</text:p>
      <text:list xml:id="list2830462361816258621" text:style-name="L1">
        <text:list-item>
          <text:p text:style-name="P11">Grau: número de arestas ligadas ao vértice.</text:p>
        </text:list-item>
        <text:list-item>
          <text:p text:style-name="P11">Grau de entrada: número de arestas terminando no vérice.</text:p>
        </text:list-item>
        <text:list-item>
          <text:p text:style-name="P11">Grau de saída: número de arestas que partem do vértice.</text:p>
        </text:list-item>
        <text:list-item>
          <text:p text:style-name="P11">Força: soma dos pesos das arestas ligadas ao vértice.</text:p>
        </text:list-item>
        <text:list-item>
          <text:p text:style-name="P11">Força de entrada: soma dos pesos de todas as arestas terminando no vértice.</text:p>
        </text:list-item>
        <text:list-item>
          <text:p text:style-name="P11"><text:soft-page-break/>Força de saída: soma dos pesos de todas as arestas que partem do vértice.</text:p>
        </text:list-item>
        <text:list-item>
          <text:p text:style-name="P11">Centralidade de betweenness: fração de caminhos mais curtos (geodésicas) que passam pelo vértice.</text:p>
        </text:list-item>
        <text:list-item>
          <text:p text:style-name="P11">Coeficiênte de clusterização: fração de pares de vizinhos que são ligados.</text:p>
        </text:list-item>
      </text:list>
      <text:p text:style-name="P10">Na discussão seguinte também utilizamos o conceito de distância entre pares de vértices, que é o número de arestas entre eles.</text:p>
      <text:h text:style-name="P45" text:outline-level="3">1.1.3 Tipos básicos de redes</text:h>
      <text:p text:style-name="P10">Redes complexas são frequentemente caracterizadas em termos de modelos paradigmáticos. Existem diversos modelos mas podemos vislumbrar a teoria através dos seguintes:</text:p>
      <text:list xml:id="list1511834349876341783" text:style-name="L2">
        <text:list-item>
          <text:p text:style-name="P12">Modelo de Erdös-Rényi: cada par de vértices é conectado com uma probabilidade fixa <text:span text:style-name="T3">p</text:span><text:span text:style-name="T8">. Este modelo apresenta um grau característico (</text:span><text:span text:style-name="T3">n.p</text:span><text:span text:style-name="T8"> onde </text:span><text:span text:style-name="T3">n</text:span><text:span text:style-name="T8"> é o número de vértices), baixa clusterização e baixa média da distância entre vértices.</text:span></text:p>
        </text:list-item>
        <text:list-item>
          <text:p text:style-name="P13"><text:span text:style-name="T8">Rede espacial, também chamada rede geográfica ou grafo geométrico: vértices são localizados em espaço métrico e a probabilidade de que dois vértices estejam conectados é maior na medida em que a distância entre os vértices é menor. Estas redes apresentem grau característico, alta clusterização e grande média da distância entre vértices.</text:span></text:p>
        </text:list-item>
        <text:list-item>
          <text:p text:style-name="P12"><text:span text:style-name="T8">Rede de pequeno mundo: definida como rede em que a distância tópica entre vértices cresce com o logarítmo do número de vértices enquanto a clusterização média não é baixa (maior que e.g. no modelo de Erdös-Rényi). Um métodos para se construir uma rede de pequeno mundo é começar por um reticulado regular em que cada vértice é conectado a </text:span><text:span text:style-name="T3">k</text:span><text:span text:style-name="T8"> vizinhos mais próximos. Cada aresta é então religada com uma probabilidade </text:span><text:span text:style-name="T3">p</text:span><text:span text:style-name="T8">. Com valores intermediários de </text:span><text:span text:style-name="T3">p</text:span><text:span text:style-name="T8"> tais como 0.01 &lt; </text:span><text:span text:style-name="T3">p</text:span><text:span text:style-name="T8"> &lt; 0.1, obtemos uma rede tanto com baixa média da distância entre vértices (tal como na rede de Erdös-Rényi) como com alta clusterização (como na rede espacial). Este modelo apresenta grau característico.</text:span></text:p>
        </text:list-item>
        <text:list-item>
          <text:p text:style-name="P14"><text:span text:style-name="T8">Rede livre de escala: uma rede em que a distribuição do grau segue uma lei de potência (</text:span><text:span text:style-name="T8"><draw:g text:anchor-type="as-char" svg:y="-0.337cm" draw:z-index="3" draw:style-name="gr1"><svg:title>TexMaths</svg:title><svg:desc>12§display§$p(k)=C.k^{-\alpha}$ §svg§600§FALSE§</svg:desc><draw:polygon draw:style-name="gr105" draw:text-style-name="P46" svg:width="2.232cm" svg:height="0.441cm" svg:x="0cm" svg:y="0cm" svg:viewBox="0 0 2233 442" draw:points="1116,442 0,442 0,0 2233,0 2233,442"><text:p/></draw:polygon><draw:path draw:style-name="gr106" draw:text-style-name="P47" svg:width="0.208cm" svg:height="0.269cm" svg:x="0.012cm" svg:y="0.149cm" svg:viewBox="0 0 209 270" svg:d="M61 28v-28l-61 5v13c30 0 34 2 34 20v200c0 19-5 19-34 19v13c14-1 36-2 48-2 11 0 32 1 48 2v-13c-29 0-34 0-34-19v-72-4c3 7 21 30 52 30 52 0 95-42 95-96s-41-96-89-96c-32 0-50 19-59 28zM62 139v-95c12-21 34-33 56-33 30 0 56 37 56 85 0 52-30 87-61 87-17 0-34-9-45-26-6-9-6-9-6-18z"><text:p/></draw:path><draw:path draw:style-name="gr107" draw:text-style-name="P47" svg:width="0.099cm" svg:height="0.422cm" svg:x="0.275cm" svg:y="0.019cm" svg:viewBox="0 0 100 423" svg:d="M100 419c0-1 0-2-9-9-53-53-66-134-66-199 0-73 16-146 69-199 6-6 6-6 6-7 0-4-3-5-5-5-5 0-43 29-69 83-21 47-26 94-26 128s5 84 28 132c26 53 62 80 67 80 2 0 5-1 5-4z"><text:p/></draw:path><draw:path draw:style-name="gr108" draw:text-style-name="P47" svg:width="0.204cm" svg:height="0.293cm" svg:x="0.409cm" svg:y="0.042cm" svg:viewBox="0 0 205 294" svg:d="M34 262c0 19-5 19-34 19v13c14 0 34-1 47-1 12 0 29 0 45 1v-13c-27 0-32 0-32-19v-43l26-24c34 45 52 69 52 76 0 9-7 10-16 10v13c12 0 38-1 46-1 12 0 25 0 37 1v-13c-15 0-25 0-42-23l-53-75c-1-2-3-4-3-5s31-27 35-30c26-22 44-23 54-23v-13c-14 1-18 1-30 1-16 0-42-1-48-1v13c8 0 13 5 13 11 0 8-6 13-10 15l-60 52v-203l-61 5v13c30 0 34 2 34 24z"><text:p/></draw:path><draw:path draw:style-name="gr109" draw:text-style-name="P47" svg:width="0.099cm" svg:height="0.422cm" svg:x="0.643cm" svg:y="0.019cm" svg:viewBox="0 0 100 423" svg:d="M100 211c0-32-5-84-29-132-25-51-63-79-66-79-4 0-5 1-5 5 0 1 0 1 8 9 42 42 66 110 66 197 0 74-15 148-68 201-6 5-6 6-6 7 0 3 1 4 5 4 3 0 42-29 67-82 22-47 28-94 28-130z"><text:p/></draw:path><draw:path draw:style-name="gr110" draw:text-style-name="P47" svg:width="0.281cm" svg:height="0.099cm" svg:x="0.805cm" svg:y="0.18cm" svg:viewBox="0 0 282 100" svg:d="M268 17c6 0 14 0 14-9 0-8-8-8-14-8h-254c-6 0-14 0-14 8 0 9 8 9 14 9zM268 100c6 0 14 0 14-9 0-8-8-8-14-8h-254c-6 0-14 0-14 8 0 9 8 9 14 9z"><text:p/></draw:path><draw:path draw:style-name="gr111" draw:text-style-name="P47" svg:width="0.257cm" svg:height="0.308cm" svg:x="1.133cm" svg:y="0.037cm" svg:viewBox="0 0 258 309" svg:d="M0 154c0 87 68 155 148 155 68 0 110-60 110-108 0-5 0-8-6-8-4 0-4 3-5 6-3 62-48 96-95 96-25 0-109-14-109-141 0-126 83-141 109-141 46 0 84 39 93 101 0 5 0 7 6 7 7 0 7-2 7-11v-100c0-8 0-10-5-10-1 0-3 0-6 5l-21 31c-16-14-38-36-78-36-80 0-148 67-148 154z"><text:p/></draw:path><draw:path draw:style-name="gr112" draw:text-style-name="P47" svg:width="0.045cm" svg:height="0.045cm" svg:x="1.448cm" svg:y="0.291cm" svg:viewBox="0 0 46 46" svg:d="M46 23c0-12-10-23-23-23-12 0-23 11-23 23 0 13 11 23 23 23 13 0 23-10 23-23z"><text:p/></draw:path><draw:path draw:style-name="gr113" draw:text-style-name="P47" svg:width="0.204cm" svg:height="0.293cm" svg:x="1.541cm" svg:y="0.042cm" svg:viewBox="0 0 205 294" svg:d="M34 262c0 19-5 19-34 19v13c14 0 34-1 47-1 12 0 29 0 45 1v-13c-27 0-32 0-32-19v-43l26-24c34 45 52 69 52 76 0 9-7 10-16 10v13c12 0 38-1 46-1 12 0 24 0 37 1v-13c-15 0-25 0-42-23l-53-75c-1-2-3-4-3-5s31-27 35-30c26-22 44-23 54-23v-13c-14 1-18 1-30 1-16 0-42-1-48-1v13c8 0 13 5 13 11 0 8-6 13-10 15l-60 52v-203l-61 5v13c30 0 34 2 34 24z"><text:p/></draw:path><draw:path draw:style-name="gr114" draw:text-style-name="P47" svg:width="0.199cm" svg:height="0.015cm" svg:x="1.783cm" svg:y="0.101cm" svg:viewBox="0 0 200 16" svg:d="M188 16c5 0 12 0 12-8s-6-8-12-8h-176c-5 0-12 0-12 7 0 9 7 9 12 9z"><text:p/></draw:path><draw:path draw:style-name="gr115" draw:text-style-name="P47" svg:width="0.181cm" svg:height="0.134cm" svg:x="2.032cm" svg:y="0.052cm" svg:viewBox="0 0 182 135" svg:d="M144 89c28-28 38-67 38-71s-3-4-4-4c-5 0-5 2-6 8-6 20-16 38-28 54-1-5-1-24-2-28-4-29-27-48-57-48-43 0-85 41-85 83 0 27 20 52 54 52 28 0 53-13 70-26 6 22 21 26 30 26 18 0 28-15 28-21 0-4-3-4-6-4s-3 2-4 3c-4 12-14 13-17 13-4 0-10 0-11-37zM121 100c-29 24-55 26-66 26-19 0-30-13-30-34 0-8 4-40 19-61 14-18 30-23 41-23 24 0 31 23 34 41 1 13 1 35 2 51z"><text:p/></draw:path></draw:g></text:span><text:span text:style-name="T8"> </text:span><text:span text:style-name="T9">onde </text:span><text:span text:style-name="T4">C</text:span><text:span text:style-name="T9"> e </text:span><text:span text:style-name="T8"><draw:g text:anchor-type="as-char" svg:y="-0.192cm" draw:z-index="4" draw:style-name="gr1"><svg:title>TexMaths</svg:title><svg:desc>12§display§\alpha§svg§600§FALSE§</svg:desc><draw:polygon draw:style-name="gr116" draw:text-style-name="P46" svg:width="0.271cm" svg:height="0.181cm" svg:x="0cm" svg:y="0.006cm" svg:viewBox="0 0 272 182" draw:points="136,182 0,182 0,0 272,0 272,182"><text:p/></draw:polygon><draw:path draw:style-name="gr117" draw:text-style-name="P47" svg:width="0.237cm" svg:height="0.191cm" svg:x="0.017cm" svg:y="0cm"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8"> </text:span><text:span text:style-name="T9">são constantes, </text:span><text:span text:style-name="T4">k</text:span><text:span text:style-name="T9"> é o grau e </text:span><text:span text:style-name="T4">p(k) </text:span><text:span text:style-name="T9">é a probabilidade de você encontrar um vértice com grau </text:span><text:span text:style-name="T4">k</text:span><text:span text:style-name="T9"> se o vértice foi escolher o vértice aleatoriamente).</text:span></text:p>
        </text:list-item>
        <text:list-item>
          <text:p text:style-name="P16"><text:span text:style-name="T8">Outras redes: dentre modelos importantes estão as redes exponenciais, redes com estruturas de comunidades e modelos híbridos.</text:span></text:p>
        </text:list-item>
      </text:list>
      <text:p text:style-name="P17"><text:span text:style-name="T8">Redes reais muito comumente apresentam propriedades de pequeno mundo e livre de escala. Este é o caso da maioria das redes e.g. sociais, genéticas e de comida. Entretanto, deve-se ter cautela quanto a esta afirmação dado que redes derivadas de sistemas reais dependem profundamente do que é considerado um vértice e uma aresta, i.e. em como o sistema é modelado como grafo. Outra observação importante é que as redes de Erdös-Rényi, i.e. os grafos do modelo de Erdös-Rényi, são frequentemente apontadas como redes com propriedades topológicas triviais. Este modelo é considerado uma paradigmática “rede complexa”, conceito este frequentemente definido como grafos com propriedades topológicas não triviais, o que é uma contradição. Assim, o termo redes complexas não é muito bem definido, como ocorre com a </text:span><text:span text:style-name="T3">teoria de complexidade</text:span><text:span text:style-name="T8"> em geral.</text:span></text:p>
      <text:h text:style-name="Heading_20_2" text:outline-level="2"><text:soft-page-break/>1.2 <text:span text:style-name="T11">Polissemia e sinonímia</text:span></text:h>
      <text:p text:style-name="P18">No contexto de redes complexas, as palavras <text:span text:style-name="T3">rede</text:span><text:span text:style-name="T8"> e </text:span><text:span text:style-name="T3">grafo</text:span><text:span text:style-name="T8"> são muitas vezes usadas indistintamente, embora a palavra grafo possa se referir à estrutura matemática de vértices e arestas e a palavra </text:span><text:span text:style-name="T3">rede</text:span><text:span text:style-name="T8"> possa se referir ao sistema real sendo representado como grafo ou ao grafo obtido através da representação de um sistem reai. Além disso, a palavra grafo pode se referir a um tipo abstrato de estrura de dados em ciência da computação. A nomenclatura de vértices e arestas varia bastante dentre as áreas de estudo (matemática, física, biologia, sociologia, etc). Um vértice pode ser chamado e.g. um nó, um ponto, um agente, um participante. Uma aresta pode ser chamada e.g. uma ligação, uma relação, um </text:span><text:span text:style-name="T10">vínculo, uma conexão. Importante para a discussão que segue é que a palavra </text:span><text:span text:style-name="T5">hubs</text:span><text:span text:style-name="T10"> designa, por definição, os agentes mais conectados da rede. Há contextos em que a palavra é usada com outros significados. Por exemplo, no contexto do algorítmo HITS (Hyperlink-Induced Topic Search) para atribuir centralidade aos vértices, mais tradicionalmente para páginas web, os hubs são os vértices com maior grau de saída (maior grau de entrada resutla em autoridades).</text:span></text:p>
      <text:p text:style-name="P15"><text:span text:style-name="T8"/></text:p>
      <text:h text:style-name="P41" text:outline-level="1">2. Redes complexas para redes sociais</text:h>
      <text:p text:style-name="P19">As redes sociais são muitas vezes abordadas como redes complexas. A forma como estas redes são obtidas são variadas e exemplificamos com os seguintes casos:</text:p>
      <text:list xml:id="list1619408122330267341" text:style-name="L3">
        <text:list-item>
          <text:p text:style-name="P20">Rede de amizades: cada vértice é uma pessoa e cada aresta é uma amizade. Há casos na literatura em que as amizades são consideradas direcionais, i.e. uma pessoa A é amiga de B mas B não é amiga de A. Atualmente, as redes de amizades são obtidas através de plataformas de redes sociais como o Facebook, e nestas as amizades são mútuas, engendrando redes não direcionais. As redes de amizade em geral não possuem peso.</text:p>
        </text:list-item>
        <text:list-item>
          <text:p text:style-name="P20">Redes de interação: cada vértice é um participante e as arestas indicam interações entre os participantes. Um exemplos relevante de redes de interação são os obtidos através de e-mails (em que uma resposta de B para A é considerada evidência de que B absorveu a mensagem de A, então é feita uma aresta de A para B significando que B obsorveu informação de A). Outro exemplo relevante é a rede obtida através de retweets (encaminhamentos de mensagens de Twitter). Neste caso, se B retwittou uma mensagem de A, é feita uma aresta de A para B.</text:p>
        </text:list-item>
      </text:list>
      <text:p text:style-name="P19">Há redes que não são obtidas <text:span text:style-name="T12">através de </text:span>plataformas virtuais. <text:span text:style-name="T12">Dois exemplos destes casos que são as redes do clube de Karatê e a rede de relacionamento de casamentos entre famílias nobres do renascimento de Florença. Fundamentalmente, as redes estão presentes em várias escalas de interação humana (e não humana) e não precisam ser constituídas de indivíduos, o que é demonstrado pela rede das famílias nobres de Florença. Outro tipo de redes sociais, que não são exploradas na literatura de redes complexas até o momento, é a derivada de estruturas conceiturais. Exemplificamos este tipo de rede com a Figura [].</text:span></text:p>
      <text:h text:style-name="P41" text:outline-level="1"><text:soft-page-break/>3. Estabilidade <text:span text:style-name="T13">topológica </text:span>e diferenciação textual</text:h>
      <text:p text:style-name="P21">Em trabalhos recentes, verificamos uma extrema estabilidade topológica nas redes de interação humana. <text:span text:style-name="T15">Estes resultados dependem de uma base não trivial de física estatística, motivo pelo qual nos atemos a uma discussão qualitativa neste artigo. O leitor interessado pode recorrer aos trabalhos citados na bibliografia. </text:span>Alguma estabilidade era esperada dado que estas redes são descritas como livres de escala pelos estudos, o que implica em alguma invariância de suas características. Por outro lado, os participantes destas redes mudam constantemente seus atributos, até mesmo de quantidade de conexões, o que torna menos óbvio que haja forte estabilidade. Estes resultados podem ser resumidos em 3 pontos:</text:p>
      <text:list xml:id="list2163318822006951112" text:style-name="L4">
        <text:list-item>
          <text:p text:style-name="P22">Medidas de estatísticas circulares medidas ao longo de diferentes escalas de tempo (e.g. horas do dia, dias da semana) são bastante regulares ao longo de diferentes estruturas e apresentam padrões bem marcados: há uma diminuição de 1/3 ou até 1/2 da atividade nos finais de semana, há um pico de atividade às 11h da manhã embora 2/3 das atividades se concentrem no período da tarde, a atividade é bastante homogênea ao longo do mês, nos segundos do minuto e nos minutos da hora.</text:p>
        </text:list-item>
        <text:list-item>
          <text:p text:style-name="P22">As componentes principais no espaço das métricas topológicas possuem pouquíssima variabilidade. <text:span text:style-name="T15">Em outras palavras, as medidas combinam-se em conjuntos constantes e sempre com a mesma proporção.</text:span></text:p>
        </text:list-item>
        <text:list-item>
          <text:p text:style-name="P22">A<text:span text:style-name="T14">s</text:span> fraç<text:span text:style-name="T14">ões</text:span> de participantes nos setores de hubs, intermediários e periféricos são bastante estáveis ao longo do tempo, <text:span text:style-name="T14">principalmente quando consideradas mais de 200 interações para obtenção das redes. Caso sejam utilizadas várias métricas ao mesmo tempo, estes setores podem ser discernidos mesmo em redes pequenas advindas de dezenas de mensagens.</text:span></text:p>
        </text:list-item>
      </text:list>
      <text:p text:style-name="P23">Quando analisados os textos dos 3 setores (hubs, intermediários e periféricos), obtemos resultados notáveis de diferenças entre eles. Podemos resumir estes resultados assim:</text:p>
      <text:list xml:id="list4206259822915827920" text:style-name="L5">
        <text:list-item>
          <text:p text:style-name="P24">Os testes de Kolmogorov-Smirnov de duas amostras resultam inequívocos para a rejeição da hipótese de que os textos dos setores são gerados pelos mesmos processos. Aliás, a diferença entre os textos de setores diferentes de uma mesma rede é muitas vezes superior que a diferença entre setores iguais de redes diferentes.</text:p>
        </text:list-item>
        <text:list-item>
          <text:p text:style-name="P24">Os periféricos utilizam mais substantivos enquanto hubs utilizam mais verbos e advérbios. Além disso, a quantidade de adjetivos não muda substancialmente, o que implica numa maior utilização de adjetivos por substantivo nos setores mais conectados. <text:span text:style-name="T16">Isso implica em corroboração da hipótese de que os periféricos trazem diversidade ao sistema enquanto os hubs qualificam as coisas e sugerem formas de ação sobre elas.</text:span></text:p>
        </text:list-item>
        <text:list-item>
          <text:p text:style-name="P25">Sentenças e mensagens maiores (em caractéres, tokens) são usadas por periféricos. Pontuação é mais abundante no texto de periféricos, embora o tamanho da sentença seja maior.</text:p>
        </text:list-item>
        <text:list-item>
          <text:p text:style-name="P25">Os intermediários frequentemente apresentam picos em algumas medições relacionadas a texto. Isso é relevante, e até mesmo surpreendente, dado que pode-se compreender <text:soft-page-break/>(provavelmente de forma errônea) que os intermediários são vértices entre os hubs e os periféricos.</text:p>
        </text:list-item>
      </text:list>
      <text:p text:style-name="P26">O mais importante desta discussão é apreender que o texto produzidos pelos setores é de fato diferente. Além disso, os intermediários, que não receberam muita ênfase nos pontos acima, foram notados como bastante diferenciados em visualizações e análises. Em especial, os intermediários frequentemente possuem força de saída muito maior do que de entrada, o que é considerado indício de status (quando o indivíduo escreve, ele recebe várias respostas). Também pode-se notar que resta aos intermediários <text:span text:style-name="T17">estruturar a rede dado que os periféricos e hubs possuem comportamentos triviais: os periféricos interagem uma ou pouquíssimas vezes; os hubs interagem praticamente em todas as oportunidades.</text:span></text:p>
      <text:h text:style-name="P41" text:outline-level="1">4. Aspectos críticos</text:h>
      <text:h text:style-name="Heading_20_2" text:outline-level="2">4.1 Tipologia de hubs, intermediários e periféricos</text:h>
      <text:p text:style-name="P27">A atribuição um tipo ao participante salienta questões importantes sobre o canon científico para tipos humanos e o potencial para preconceito e estigma. O setor de hubs, intermediários ou perféricos para o qual pertence o participante pode ser considerado como implicando um tipo social para este participante. Neste caso, o tipo de um participante muda tanto ao longo do tempo <text:span text:style-name="T18">em uma mesma rede</text:span> quanto na medida em que diferentes redes são consideradas. Isso é verdade <text:span text:style-name="T18">apesar da estabilidade das redes descrita na seção anterior. Portanto, dado que o tipo do participante muda com o tempo e com relação a diferentes estruturas, o potencial para o preconceito desta tipologia de hubs, intermediários e periféricos é atenuada. Em outras palavras, um indivíduo é um hub em um número de redes, periférico em outras redes, e mesmo em uma mesma rede ele muito provavelmente muda de tipo ao longo do tempo.</text:span></text:p>
      <text:p text:style-name="P28">A importância desta questão pode ser apreendida pela consideração de tipos estáticos derivados através de critérios quantitativos. Por exemplo, em uma lista de e-mails com um número pequeno de participantes, o número de threads é negativamente correlacionado com o número de participantes. Quando o número de participantes excede um limiar, o número de threads possui uma correlação positiva com o número de participantes. Este achado é ilustrado na Figura []. A atribuição de tipos para indivíduos, neste último caso, possui maior potencial para o preconceito pois o tipo de participante obtido é estático e falha no reconhecimento de que indivíduos humanos não são entidades imutáveis.</text:p>
      <text:p text:style-name="P29">Outras observações sobre esta setorialização da rede em hubs, intermediários e periféricos, e os tipos de participantes que ela acarreta, que são consistentes com a literatura: 1) hubs e intermediários possuem atividade intermitente e atividade estável foi encontrada somente em comunidades menores. 2) A estrutura da rede parece ser influenciada principalmente por participantes intermediários pois desempenham papéis menos extremos que hubs e periféricos e podem, portanto, conectar-se a setores e participantes de uma forma mais seletiva e explícita.</text:p>
      <text:h text:style-name="P43" text:outline-level="2"><text:soft-page-break/><text:span text:style-name="T19">4.2 Física antropológica</text:span></text:h>
      <text:p text:style-name="P30">O estudo de sistemas complexos pode ser realizado como uma empreitada da física, principalmente se redes complexas e estatísticas estão em uso. Quando o sistema complexo é constituído por pessoas, questões intrigantes aparecem de diversos campos tais como matemática, ética e sociologia. A “física antropológica” é uma abordagem a estes cenários que permitem a pesquisa científica enquanto resolvem aspectos éticos e morais através do estudo aberto do eu. Ela propõe uma prática transdisciplinar cuja relevância emana de de assuntos antropológicos e físivos, de sistemas constituídos por humanos e de leis naturais.</text:p>
      <text:p text:style-name="P30">Caso eu tome nota do que tenho feito e do que tem acontecido com meu meio, eu talvez possa usar estas anotações em meus estudos. De fato, a escrita de diários é uma técnica etnográfica comum, usada com frequência na pesquisa científica. Assim, pode ser razoável que eu use minhas anotações, estejam elas em papéis ou em mídia digital. É também razoável que, se um parceiro quer usar suas anotações, ou que eu as use, que elas sejam usadas. Há algumas iniciativas que recebem este tipo de dados, novamente evocando questões morais e éticas. <text:span text:style-name="T20">Uma abordagem útil foi encontrada em recentes esforços civís, governamentais e acadêmicos, e tem sido chamado física antropológica. As características gerais são:</text:span></text:p>
      <text:list xml:id="list4214334129214118155" text:style-name="L6">
        <text:list-item>
          <text:p text:style-name="P31">Exposição do pesquisador ao meio de interesse, tal como a uma rede social virtual.</text:p>
        </text:list-item>
        <text:list-item>
          <text:p text:style-name="P31">O uso de anotações desta exposição, sejam elas logs de atividade, redes de amizade ou interação, conteúdos textuais, etc.</text:p>
        </text:list-item>
        <text:list-item>
          <text:p text:style-name="P31">Havendo <text:s/>necessidade, expansão das observações para englobar dados abertos ou doados por parceiros.</text:p>
        </text:list-item>
        <text:list-item>
          <text:p text:style-name="P31">Observação de leis naturais na medida em que elas aparecem em estruturas de rede e na linguagem natural.</text:p>
        </text:list-item>
        <text:list-item>
          <text:p text:style-name="P31">Todos os recursos são mantidos abertos e publicados, incluindo software, dados e escritos.</text:p>
        </text:list-item>
      </text:list>
      <text:p text:style-name="P32">Este arcabouço possibilitou empreitadas utilizando Facebook, Twitter, listas de e-mail e plataformas alternativas enquanto alguma concordância ética foi mantida entre comunidades e pesquisadores. <text:span text:style-name="T21">O aspecto aberto da física antropológica facilitou o suporte tecnológico, sobre o qual são dignos de nota:</text:span></text:p>
      <text:list xml:id="list7410547678200695642" text:style-name="L7">
        <text:list-item>
          <text:p text:style-name="P33">Padrões de dados ligados e web semântica. Ao ser usado para pesquisa, caso não seja considerado invasivo, o dado pode ser publicado como triplas RDF e relacionado a ontologias OWL.</text:p>
        </text:list-item>
        <text:list-item>
          <text:p text:style-name="P33">Exploração de recursos para o indivíduo através de critérios de redes complexas e mineração de texto. Isso é compreendido como altamente <text:span text:style-name="T22">vantajoso</text:span> para indivíduos e coletivos e para melhoras de navegação de dados ligados.</text:p>
        </text:list-item>
        <text:list-item>
          <text:p text:style-name="P34">Uso extenso de software livre/aberto. Isso ajuda para que resultados e procedimentos sejam compartilhados através de acesso imediato às ferramentas, versões e algorítmos.</text:p>
        </text:list-item>
        <text:list-item>
          <text:p text:style-name="P34">Streaming de estruturas sociais, que consiste na exposição em tempo real de nossas redes para a trasparência de eventos públicos.</text:p>
        </text:list-item>
      </text:list>
      <text:p text:style-name="P35"><text:soft-page-break/>A apicação da física antropológica é feita na pesquisa diária no mundo todo. O uso explícito do termo tem sido observado em circuitos acadêmicos brasileiros desde fevereiro de 2013, com contribuições de físicos, cientistas da computação, antropólogos, cientistas sociais e filósofos. Ainda assim, esta conceitualização é incipiente e em plena discussão, o que deve acarretar em mudanças significativas. Algumas medidas tomadas para adiantamento desta frente é: a apresentação de um legado coerênte de dados participativos ligados; a implementação de técnicas de exploração de recursos para o indivíduo; a implementação de aparatos de visualização para o compartilhamento de <text:span text:style-name="T23">compreensões úteis e para relatoria.</text:span></text:p>
      <text:h text:style-name="P41" text:outline-level="1">5. Aparato em software</text:h>
      <text:p text:style-name="P36">Há vários programas disponíveis para a análise de redes sociais. Dentre eles, o Gephi é provavelmente o mais conhecido pois é dedicado à visualização de grafos, é software livre e é multiplataforma. Para a pesquisa mais elaborada, há bibliotecas para diferentes liguagens de programação. Em especial, podemos citar o NetworkX e o Igraph, ambos acessíveis através da liguagem Python. Outras bibliotecas relevantes é o Graph-tool, para análise de rede em geral, e o Graphviz, para desenho de grafos.</text:p>
      <text:p text:style-name="P36">Uma lacuna estava sendo preenchida pelo Netvizz, <text:span text:style-name="T24">software pelo qual era possível obter redes de amizades e de interações de indivíduos e grupos do Facebook. No momento, devido a limitações dos termos de uso do Facebook, não é mais possível obter estas estruturas pelo Netvizz. Atualmente, para a obtenção de redes, tanto de amizades quanto de interações, é necessário utilizar técnicas de </text:span><text:span text:style-name="T6">raspagem de dados</text:span><text:span text:style-name="T24"> (</text:span><text:span text:style-name="T6">data scrapping</text:span><text:span text:style-name="T24">) através de agentes automatizados (muitas vezes chamados de </text:span><text:span text:style-name="T6">bots</text:span><text:span text:style-name="T24">).</text:span></text:p>
      <text:p text:style-name="P37">Para a obtenção dos setores de hubs, intermediários e periféricos, implementamos publicamente acessíveis rotinas em []. Na mesma biblioteca estão recursos para análise de conteúdos textuais e análises estatísticas mais elaboradas que fogem ao escopo deste artigo. Na biblioteca [] estão rotinas para a tradução de dados do Facebook, Twitter e IRC para dados ligados (RDF). Em [] estão rotinas para tradução de dados de listas de e-mail do Gmane para dados ligados. Em [] estão rotinas para tradução de dados das instâncias de participação social ParticipaBR, Cidade Democrática e AA para dados ligados. Para facilitar a renderização audiovisual destes dados, há rotinas para sintese de som e música em [] e rotinas para visualização de grafos em evolução através de animações estão sendo migradas para []. Este aparato em software possiblitou pesquisas por mim e tem o potencial de ser útil para outras pessoas, inclusive pesquisadores. O maior desafio no momento é deixar o legado simples para compreensão e uso pois há várias implementações dentre o que disponibilizamos.</text:p>
      <text:h text:style-name="P41" text:outline-level="1">5.1 Relatos do uso deste aparato</text:h>
      <text:p text:style-name="P38"><text:span text:style-name="T26">E</text:span>este legado de conhecimento e software <text:span text:style-name="T26">possibilitou </text:span>experimentos de coleta e difusão de informações. Há basicamente 2 tipos de experimentos:</text:p>
      <text:list xml:id="list5725517037003941365" text:style-name="L8">
        <text:list-item>
          <text:p text:style-name="P39">Processos graduais. O experimento mais profundo que realizamos nesta linha consistiu em ativar participante por participante de minha rede de amizades do Facebook, dos mais periféricos (i.e. dos que possuem menos amigos em comum comigo) aos hubs mais conectados (i.e. aos que possuem mais amigos em comum comigo). Isso foi feito três vezes, <text:soft-page-break/>resultando em <draw:g text:anchor-type="as-char" svg:y="-0.293cm" draw:z-index="5" draw:style-name="gr1"><svg:title>TexMaths</svg:title><svg:desc>12§display§\approx 15%§svg§600§FALSE§</svg:desc><draw:polygon draw:style-name="gr118" draw:text-style-name="P46" svg:width="0.863cm" svg:height="0.272cm" svg:x="0cm" svg:y="0.017cm" svg:viewBox="0 0 864 273" draw:points="432,273 0,273 0,0 864,0 864,273"><text:p/></draw:polygon><draw:path draw:style-name="gr119" draw:text-style-name="P47" svg:width="0.281cm" svg:height="0.181cm" svg:x="0.023cm" svg:y="0.076cm" svg:viewBox="0 0 282 182" svg:d="M282 13c0-8-3-13-6-13-2 0-5 2-5 12-3 29-33 47-60 47-24 0-46-13-67-29-23-14-46-30-73-30-40 0-71 30-71 70 0 8 4 12 6 12 4 0 6-7 6-10 2-36 37-48 59-48 24 0 45 13 67 28 23 15 46 31 73 31 39 0 71-30 71-70zM282 113c0-13-5-13-6-13-2 0-5 2-5 11-3 30-33 47-60 47-24 0-46-14-67-28-23-16-46-31-73-31-40 0-71 31-71 69 0 10 4 14 6 14 4 0 6-9 6-10 2-36 37-49 59-49 24 0 45 13 67 29 23 14 46 30 73 30 41 0 71-32 71-69z"><text:p/></draw:path><draw:path draw:style-name="gr120" draw:text-style-name="P47" svg:width="0.139cm" svg:height="0.282cm" svg:x="0.48cm" svg:y="-0.001cm" svg:viewBox="0 0 140 283" svg:d="M87 11c0-10 0-11-9-11-26 28-65 28-78 28v13c8 0 34 0 55-12v220c0 16-1 20-39 20h-14v14c16-2 52-2 70-2 17 0 54 0 68 2v-14h-13c-38 0-40-4-40-20z"><text:p/></draw:path><draw:path draw:style-name="gr121" draw:text-style-name="P47" svg:width="0.168cm" svg:height="0.291cm" svg:x="0.674cm" svg:y="-0.001cm" svg:viewBox="0 0 169 292" svg:d="M169 197c0-50-35-92-80-92-21 0-39 6-54 21v-83c8 3 23 6 36 6 52 0 81-39 81-44 0-3-1-5-3-5 0 0-2 0-4 1-8 4-29 12-58 12-16 0-37-2-56-12-3-1-5-1-5-1-4 0-4 4-4 11v125c0 8 0 11 6 11 2 0 3-1 6-4 4-6 20-29 53-29 23 0 34 20 36 27 8 15 9 32 9 54 0 14 0 40-11 58-10 16-25 27-46 27-29 0-55-23-62-48 1 1 3 1 7 1 15 0 22-10 22-20 0-11-7-21-22-21-6 0-20 3-20 22 0 37 29 78 77 78 49 0 92-41 92-95z"><text:p/></draw:path></draw:g>% de amizades a mais a cada ciclo e uma arrecadação de <draw:g text:anchor-type="as-char" svg:y="-0.199cm" draw:z-index="6" draw:style-name="gr1"><svg:title>TexMaths</svg:title><svg:desc>12§display§\approx§svg§600§FALSE§</svg:desc><draw:polygon draw:style-name="gr122" draw:text-style-name="P46" svg:width="0.327cm" svg:height="0.196cm" svg:x="0cm" svg:y="0.002cm" svg:viewBox="0 0 328 197" draw:points="164,197 0,197 0,0 328,0 328,197"><text:p/></draw:polygon><draw:path draw:style-name="gr123" draw:text-style-name="P47" svg:width="0.281cm" svg:height="0.181cm" svg:x="0.023cm" svg:y="0cm" svg:viewBox="0 0 282 182" svg:d="M282 13c0-8-2-13-6-13-1 0-5 2-5 12-2 29-32 47-60 47-24 0-45-13-67-29-23-14-46-30-73-30-40 0-71 30-71 70 0 8 4 12 6 12 4 0 6-7 6-10 2-36 37-48 59-48 24 0 45 13 67 28 23 15 47 31 73 31 40 0 71-30 71-70zM282 113c0-13-5-13-6-13s-5 2-5 11c-2 30-32 46-60 46-24 0-45-13-67-27-23-16-46-31-73-31-40 0-71 31-71 69 0 10 4 14 6 14 4 0 6-9 6-10 2-36 37-49 59-49 24 0 45 13 67 28 23 15 47 31 73 31 41 0 71-32 71-69z"><text:p/></draw:path></draw:g>3000 reais. <text:s/>O mais importante destes ciclos foram o estabelecimento de colaborações com outros pesquisadores e pessoas engajadas na transformação da sociedade, resultando em visitas, artigos e participações em conferências, e uma consultoria da ONU em parceria com a Presidência da República [].</text:p>
        </text:list-item>
        <text:list-item>
          <text:p text:style-name="P39">Processos efêmeros. Estes experimentos eram caracterizados por serem interações rápidas com as redes. Um exemplo de interesse resultou da observação de que, nas redes de amizade do Facebook que eu estava analisando, o conjunto dos 50 participantes de maior centralidade de betweenness era disjunto ao conjunto dos 50 marticipantes com maior centralidade de closenness (mede o quão perto o vértice está de todos os outros). Este fato é bastante inesperado, e pedi a diversos parceiros que mandassem uma mesma mensagem (que fosse do interesse de cada um) para estes dois grupos separadamente. O resultado foi sistemático: o conjunto de maior betweenness reagia sempre amistosamente e compartilhando as mensagens. O conjunto de maior closenness reagia sempre sem responder e com vários membros saindo do grupo de discussão. Nossa hipótese, até o momento, é de que o conjunto de maior betweenness possui algum controle sobre a informação que circula na rede, já o de maior closenness sofre bastante influência da rede mas não possui controle. <text:span text:style-name="T25">Esse seria o motivo da disparidade entre as reações dos dois conjuntos de participantes.</text:span></text:p>
        </text:list-item>
      </text:list>
      <text:p text:style-name="P40"><text:span text:style-name="T27">Este repertório de dados e programas também possibilitou a observação da estabilidade destas estruturas sociais e da diferenciação do texto produzido pelos setores básicos, como descrito na Seção []. Outro avanço significativo foi o levantamento da nuvem brasileira de dados ligados participativos, descrito em []. As visualizações até o momento são significativas através do Gephi, do Graphviz e de animações que realizamos para observar a evolução destas redes de interação, descritas em []. No entanto, não encontramos facilidade no uso destas tecnologias por outros pesquisadores. Em parte isso se deve ao fato de que o campo é incipiente, mas também à teoria não trivial que é necessária para o uso das rotinas. Não menos importante é a dificuldade no uso das linguagens de programação, pois a fração das pessoas que escrevem software com fluência ainda é pequena. Há, no entanto, uma abundância de recursos básicos para análise de redes complexas em pleno uso e desenvolvimento por comunidades bastante consideráveis, como o NetworkX e o Gephi. Há maiores dificuldades para reutilização de rotinas mais elaboradas que não se atém à obtenção de medidas ou visualização. Uma exceção a este respeito é que as ferramentas em uso possuem capacidades para detecção de comunidades [Newman modularity].</text:span></text:p>
      <text:h text:style-name="P41" text:outline-level="1">6. Conclusão e trabalhos futuros</text:h>
      <text:p text:style-name="P5">Este artigo apresenta de forma bastante simples e instrumental a área de redes complexas através discussões conceiturais, medidas, paradigmas e resultados recentes sobre redes sociais. <text:span text:style-name="T28">Há também a relação entre topologia e texto, o que é incomum na área, e apresentamos conceitos potencialmente novos como “física antropológica” e a obtenção de tipos humanos hubs, intermediários e periféricos por critérios quantitativos. Igualmente relevante para a abordagem do assunto, é apresentado aparato em software de terceiros e desenvolvido com nossa pesquisa, para análise topológica, de texto, obtenção de dados ligados e visualização. Alguns resultados do uso deste arcabouço na seção anterior deve facilitar o leitor a compreender a área e o intrumental de forma mais profunda e para que possa trazer novas contribuições.</text:span></text:p>
      <text:p text:style-name="P6"><text:soft-page-break/>Nossos trabalhos futuros devem envolver um aprofundamento de conceitos como física antropológica e os tipos humanos derivados dos setores da rede. A melhoria dos software que disponibilizamos é contínua e deve acarretar em melhorias nas bibliotecas atuais e em novas bibliotecas. <text:span text:style-name="T30">Uma demanda já identificada é a disponibilização de rotinas para raspar os dados de redes sociais como o Facebook, que não permite um acesso fácil a estas estruturas. </text:span>Já os programas que não escrevemos podem contar com mais empenho de nossos pesquisadores para seus desenvolvimentos, em especial o Graph-tool parece ter bastante empenho de brasileiros. <text:span text:style-name="T29">Já os resultados de estabilidade topológica e diferenciação textual necessitam de maiores empenhos dos pesquisadores já envolvidos pois, dada a complexidade do assunto e especificidade dos métodos, é improvável que novos pesquisadores se aventurem profundamente nestas questões em um futuro próximo. Uma linha de estudos que temos discutido há alguns anos é dedicada à obtenção de tipologias de indivíduos e de redes através de dados de redes virtuais e de métododos quantitativos. Tais tipologias serão influenciadas pela teoria de tipos autoritários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bc9b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05:29:37.682552920</meta:creation-date>
    <dc:date>2017-03-22T14:37:10.932988144</dc:date>
    <meta:editing-duration>PT3H1M9S</meta:editing-duration>
    <meta:editing-cycles>40</meta:editing-cycles>
    <meta:generator>LibreOffice/5.1.6.2$Linux_X86_64 LibreOffice_project/10m0$Build-2</meta:generator>
    <meta:document-statistic meta:table-count="0" meta:image-count="0" meta:object-count="0" meta:page-count="10" meta:paragraph-count="79" meta:word-count="4494" meta:character-count="28583" meta:non-whitespace-character-count="24196"/>
  </office:meta>
</office:document-meta>
</file>